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1" svg:font-family="Arial, Helvetica, sans-serif" style:font-family-generic="roman" style:font-pitch="variable"/>
    <style:font-face style:name="Arial2" svg:font-family="Arial, sans-serif"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ans-serif" style:font-family-generic="roman" style:font-pitch="variable"/>
    <style:font-face style:name="Times New Roman" svg:font-family="'Times New Roman'" style:font-family-generic="roman" style:font-pitch="variable"/>
    <style:font-face style:name="Verdana" svg:font-family="Verdana, sans-serif" style:font-family-generic="roman" style:font-pitch="variable"/>
    <style:font-face style:name="Wingdings" svg:font-family="Wingdings"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2" svg:font-family="Symbol" style:font-family-generic="system" style:font-pitch="variable"/>
    <style:font-face style:name="Wingdings2" svg:font-family="Wingdings" style:font-family-generic="system" style:font-pitch="variable"/>
  </office:font-face-decls>
  <office:automatic-styles>
    <style:style style:name="Table2" style:family="table">
      <style:table-properties style:width="16.087cm" fo:margin-left="-0.191cm" table:align="left" style:writing-mode="lr-tb"/>
    </style:style>
    <style:style style:name="Table2.A" style:family="table-column">
      <style:table-column-properties style:column-width="5.105cm"/>
    </style:style>
    <style:style style:name="Table2.B" style:family="table-column">
      <style:table-column-properties style:column-width="5.08cm"/>
    </style:style>
    <style:style style:name="Table2.C" style:family="table-column">
      <style:table-column-properties style:column-width="5.902cm"/>
    </style:style>
    <style:style style:name="Table2.1" style:family="table-row">
      <style:table-row-properties fo:keep-together="auto"/>
    </style:style>
    <style:style style:name="Table2.A1" style:family="table-cell">
      <style:table-cell-properties fo:background-color="#f5f6fb" fo:padding-left="0.191cm" fo:padding-right="0.191cm" fo:padding-top="0cm" fo:padding-bottom="0cm" fo:border="1pt solid #dddddd">
        <style:background-image/>
      </style:table-cell-properties>
    </style:style>
    <style:style style:name="Table2.A2" style:family="table-cell">
      <style:table-cell-properties fo:background-color="#ffffff" fo:padding-left="0.191cm" fo:padding-right="0.191cm" fo:padding-top="0cm" fo:padding-bottom="0cm" fo:border="1pt solid #dddddd">
        <style:background-image/>
      </style:table-cell-properties>
    </style:style>
    <style:style style:name="Table2.B2" style:family="table-cell">
      <style:table-cell-properties fo:background-color="#ffffff" fo:padding-left="0.191cm" fo:padding-right="0.191cm" fo:padding-top="0cm" fo:padding-bottom="0cm" fo:border-left="none" fo:border-right="1pt solid #dddddd" fo:border-top="none" fo:border-bottom="1pt solid #dddddd">
        <style:background-image/>
      </style:table-cell-properties>
    </style:style>
    <style:style style:name="Table3" style:family="table">
      <style:table-properties style:width="16.245cm" fo:margin-left="-0.191cm" table:align="left" style:writing-mode="lr-tb"/>
    </style:style>
    <style:style style:name="Table3.A" style:family="table-column">
      <style:table-column-properties style:column-width="4.152cm"/>
    </style:style>
    <style:style style:name="Table3.B" style:family="table-column">
      <style:table-column-properties style:column-width="6.507cm"/>
    </style:style>
    <style:style style:name="Table3.C" style:family="table-column">
      <style:table-column-properties style:column-width="5.586cm"/>
    </style:style>
    <style:style style:name="Table3.1" style:family="table-row">
      <style:table-row-properties fo:keep-together="auto"/>
    </style:style>
    <style:style style:name="Table3.A1" style:family="table-cell">
      <style:table-cell-properties fo:background-color="#f5f6fb" fo:padding-left="0.191cm" fo:padding-right="0.191cm" fo:padding-top="0cm" fo:padding-bottom="0cm" fo:border="1pt solid #dddddd">
        <style:background-image/>
      </style:table-cell-properties>
    </style:style>
    <style:style style:name="Table3.A2" style:family="table-cell">
      <style:table-cell-properties fo:background-color="#ffffff" fo:padding-left="0.191cm" fo:padding-right="0.191cm" fo:padding-top="0cm" fo:padding-bottom="0cm" fo:border="1pt solid #dddddd">
        <style:background-image/>
      </style:table-cell-properties>
    </style:style>
    <style:style style:name="Table3.B2" style:family="table-cell">
      <style:table-cell-properties fo:background-color="#ffffff" fo:padding-left="0.191cm" fo:padding-right="0.191cm" fo:padding-top="0cm" fo:padding-bottom="0cm" fo:border-left="none" fo:border-right="1pt solid #dddddd" fo:border-top="none" fo:border-bottom="1pt solid #dddddd">
        <style:background-image/>
      </style:table-cell-properties>
    </style:style>
    <style:style style:name="Table1" style:family="table">
      <style:table-properties style:width="17.59cm" fo:margin-left="-0.191cm" table:align="left" style:writing-mode="lr-tb"/>
    </style:style>
    <style:style style:name="Table1.A" style:family="table-column">
      <style:table-column-properties style:column-width="5.701cm"/>
    </style:style>
    <style:style style:name="Table1.B" style:family="table-column">
      <style:table-column-properties style:column-width="11.887cm"/>
    </style:style>
    <style:style style:name="Table1.1" style:family="table-row">
      <style:table-row-properties fo:keep-together="auto"/>
    </style:style>
    <style:style style:name="Table1.A1" style:family="table-cell">
      <style:table-cell-properties style:vertical-align="middle" fo:background-color="#ffffff" fo:padding-left="0.191cm" fo:padding-right="0.191cm" fo:padding-top="0cm" fo:padding-bottom="0cm" fo:border="none">
        <style:background-image/>
      </style:table-cell-properties>
    </style:style>
    <style:style style:name="P1" style:family="paragraph" style:parent-style-name="Standard" style:master-page-name="">
      <style:paragraph-properties style:page-number="auto"/>
    </style:style>
    <style:style style:name="P2" style:family="paragraph" style:parent-style-name="Standard">
      <style:paragraph-properties fo:margin-top="0cm" fo:margin-bottom="0.499cm"/>
    </style:style>
    <style:style style:name="P3" style:family="paragraph" style:parent-style-name="Standard">
      <style:paragraph-properties fo:margin-left="0cm" fo:margin-right="0cm" fo:margin-top="0.212cm" fo:margin-bottom="0.212cm" style:line-height-at-least="0.383cm" fo:text-align="start" style:justify-single-word="false" fo:text-indent="0cm" style:auto-text-indent="false"/>
    </style:style>
    <style:style style:name="P4" style:family="paragraph" style:parent-style-name="Standard">
      <style:paragraph-properties fo:margin-top="0cm" fo:margin-bottom="0cm" style:line-height-at-least="0.6cm" fo:text-align="start" style:justify-single-word="false"/>
    </style:style>
    <style:style style:name="P5" style:family="paragraph" style:parent-style-name="Text_20_body" style:master-page-name="">
      <style:paragraph-properties style:page-number="auto"/>
    </style:style>
    <style:style style:name="P6" style:family="paragraph" style:parent-style-name="Text_20_body">
      <style:paragraph-properties style:line-height-at-least="0.503cm"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list-style-name="L1" style:master-page-name="">
      <style:paragraph-properties style:page-number="auto"/>
    </style:style>
    <style:style style:name="P10" style:family="paragraph" style:parent-style-name="Text_20_body" style:list-style-name="L2" style:master-page-name="">
      <style:paragraph-properties style:page-number="auto"/>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fo:text-align="start" style:justify-single-word="false"/>
    </style:style>
    <style:style style:name="P13" style:family="paragraph" style:parent-style-name="Text_20_body">
      <style:paragraph-properties fo:margin-top="0cm" fo:margin-bottom="0cm" style:line-height-at-least="0.503cm" fo:text-align="start" style:justify-single-word="false"/>
    </style:style>
    <style:style style:name="P14" style:family="paragraph" style:parent-style-name="Text_20_body">
      <style:paragraph-properties fo:margin-top="0cm" fo:margin-bottom="0cm" fo:line-height="115%" fo:text-align="start" style:justify-single-word="false"/>
    </style:style>
    <style:style style:name="P15" style:family="paragraph" style:parent-style-name="Text_20_body">
      <style:paragraph-properties fo:margin-top="0cm" fo:margin-bottom="0cm" fo:text-align="center" style:justify-single-word="false"/>
    </style:style>
    <style:style style:name="P16" style:family="paragraph" style:parent-style-name="Text_20_body">
      <style:paragraph-properties fo:margin-top="0cm" fo:margin-bottom="0cm" style:line-height-at-least="0.6cm" fo:text-align="start" style:justify-single-word="false"/>
    </style:style>
    <style:style style:name="P17" style:family="paragraph" style:parent-style-name="Text_20_body">
      <style:paragraph-properties fo:margin-top="0cm" fo:margin-bottom="0cm" style:line-height-at-least="0.383cm" fo:text-align="start" style:justify-single-word="false"/>
    </style:style>
    <style:style style:name="P18" style:family="paragraph" style:parent-style-name="Text_20_body">
      <style:paragraph-properties fo:margin-top="0cm" fo:margin-bottom="0cm" style:line-height-at-least="0.318cm" fo:text-align="start" style:justify-single-word="false"/>
    </style:style>
    <style:style style:name="P19" style:family="paragraph" style:parent-style-name="Text_20_body" style:master-page-name="">
      <style:paragraph-properties fo:margin-top="0cm" fo:margin-bottom="0cm" style:page-number="auto"/>
    </style:style>
    <style:style style:name="P20" style:family="paragraph" style:parent-style-name="Text_20_body" style:list-style-name="WWNum6">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1" style:family="paragraph" style:parent-style-name="Text_20_body" style:list-style-name="WWNum7">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2" style:family="paragraph" style:parent-style-name="Text_20_body" style:list-style-name="WWNum8">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3" style:family="paragraph" style:parent-style-name="Text_20_body" style:list-style-name="WWNum9">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4" style:family="paragraph" style:parent-style-name="Text_20_body" style:list-style-name="WWNum10">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5" style:family="paragraph" style:parent-style-name="Text_20_body" style:list-style-name="WWNum11">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6" style:family="paragraph" style:parent-style-name="Text_20_body" style:list-style-name="WWNum12">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7" style:family="paragraph" style:parent-style-name="Text_20_body" style:list-style-name="WWNum13">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8" style:family="paragraph" style:parent-style-name="Text_20_body" style:list-style-name="WWNum1">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29" style:family="paragraph" style:parent-style-name="Text_20_body" style:list-style-name="WWNum2">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0" style:family="paragraph" style:parent-style-name="Text_20_body" style:list-style-name="WWNum3">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1" style:family="paragraph" style:parent-style-name="Text_20_body" style:list-style-name="WWNum4">
      <style:paragraph-properties fo:margin-left="1.247cm" fo:margin-right="0cm" fo:margin-top="0cm" fo:margin-bottom="0cm" fo:text-indent="-0.499cm" style:auto-text-indent="false">
        <style:tab-stops>
          <style:tab-stop style:position="1.247cm"/>
          <style:tab-stop style:position="1.251cm"/>
        </style:tab-stops>
      </style:paragraph-properties>
    </style:style>
    <style:style style:name="P32" style:family="paragraph" style:parent-style-name="Text_20_body" style:list-style-name="WWNum15">
      <style:paragraph-properties fo:margin-left="1.247cm" fo:margin-right="0cm" fo:margin-top="0cm" fo:margin-bottom="0cm" fo:text-align="start" style:justify-single-word="false" fo:text-indent="-0.499cm" style:auto-text-indent="false">
        <style:tab-stops>
          <style:tab-stop style:position="1.247cm"/>
          <style:tab-stop style:position="1.251cm"/>
        </style:tab-stops>
      </style:paragraph-properties>
    </style:style>
    <style:style style:name="P33" style:family="paragraph" style:parent-style-name="Text_20_body" style:list-style-name="WWNum14">
      <style:paragraph-properties fo:margin-left="1.247cm" fo:margin-right="0cm" fo:margin-top="0cm" fo:margin-bottom="0cm" fo:text-align="start" style:justify-single-word="false" fo:text-indent="-0.499cm" style:auto-text-indent="false" fo:background-color="#ffffff">
        <style:tab-stops>
          <style:tab-stop style:position="1.247cm"/>
          <style:tab-stop style:position="1.251cm"/>
        </style:tab-stops>
        <style:background-image/>
      </style:paragraph-properties>
    </style:style>
    <style:style style:name="P34" style:family="paragraph" style:parent-style-name="Text_20_body" style:list-style-name="WWNum6">
      <style:paragraph-properties fo:margin-left="1.247cm" fo:margin-right="0cm" fo:text-indent="-0.499cm" style:auto-text-indent="false">
        <style:tab-stops>
          <style:tab-stop style:position="1.247cm"/>
          <style:tab-stop style:position="1.251cm"/>
        </style:tab-stops>
      </style:paragraph-properties>
    </style:style>
    <style:style style:name="P35" style:family="paragraph" style:parent-style-name="Text_20_body" style:list-style-name="WWNum7">
      <style:paragraph-properties fo:margin-left="1.247cm" fo:margin-right="0cm" fo:text-indent="-0.499cm" style:auto-text-indent="false">
        <style:tab-stops>
          <style:tab-stop style:position="1.247cm"/>
          <style:tab-stop style:position="1.251cm"/>
        </style:tab-stops>
      </style:paragraph-properties>
    </style:style>
    <style:style style:name="P36" style:family="paragraph" style:parent-style-name="Text_20_body" style:list-style-name="WWNum8">
      <style:paragraph-properties fo:margin-left="1.247cm" fo:margin-right="0cm" fo:text-indent="-0.499cm" style:auto-text-indent="false">
        <style:tab-stops>
          <style:tab-stop style:position="1.247cm"/>
          <style:tab-stop style:position="1.251cm"/>
        </style:tab-stops>
      </style:paragraph-properties>
    </style:style>
    <style:style style:name="P37" style:family="paragraph" style:parent-style-name="Text_20_body" style:list-style-name="WWNum9">
      <style:paragraph-properties fo:margin-left="1.247cm" fo:margin-right="0cm" fo:text-indent="-0.499cm" style:auto-text-indent="false">
        <style:tab-stops>
          <style:tab-stop style:position="1.247cm"/>
          <style:tab-stop style:position="1.251cm"/>
        </style:tab-stops>
      </style:paragraph-properties>
    </style:style>
    <style:style style:name="P38" style:family="paragraph" style:parent-style-name="Text_20_body" style:list-style-name="WWNum10">
      <style:paragraph-properties fo:margin-left="1.247cm" fo:margin-right="0cm" fo:text-indent="-0.499cm" style:auto-text-indent="false">
        <style:tab-stops>
          <style:tab-stop style:position="1.247cm"/>
          <style:tab-stop style:position="1.251cm"/>
        </style:tab-stops>
      </style:paragraph-properties>
    </style:style>
    <style:style style:name="P39" style:family="paragraph" style:parent-style-name="Text_20_body" style:list-style-name="WWNum11">
      <style:paragraph-properties fo:margin-left="1.247cm" fo:margin-right="0cm" fo:text-indent="-0.499cm" style:auto-text-indent="false">
        <style:tab-stops>
          <style:tab-stop style:position="1.247cm"/>
          <style:tab-stop style:position="1.251cm"/>
        </style:tab-stops>
      </style:paragraph-properties>
    </style:style>
    <style:style style:name="P40" style:family="paragraph" style:parent-style-name="Text_20_body" style:list-style-name="WWNum12">
      <style:paragraph-properties fo:margin-left="1.247cm" fo:margin-right="0cm" fo:text-indent="-0.499cm" style:auto-text-indent="false">
        <style:tab-stops>
          <style:tab-stop style:position="1.247cm"/>
          <style:tab-stop style:position="1.251cm"/>
        </style:tab-stops>
      </style:paragraph-properties>
    </style:style>
    <style:style style:name="P41" style:family="paragraph" style:parent-style-name="Text_20_body" style:list-style-name="WWNum13">
      <style:paragraph-properties fo:margin-left="1.247cm" fo:margin-right="0cm" fo:text-indent="-0.499cm" style:auto-text-indent="false">
        <style:tab-stops>
          <style:tab-stop style:position="1.247cm"/>
          <style:tab-stop style:position="1.251cm"/>
        </style:tab-stops>
      </style:paragraph-properties>
    </style:style>
    <style:style style:name="P42" style:family="paragraph" style:parent-style-name="Text_20_body" style:list-style-name="WWNum1">
      <style:paragraph-properties fo:margin-left="1.247cm" fo:margin-right="0cm" fo:text-indent="-0.499cm" style:auto-text-indent="false">
        <style:tab-stops>
          <style:tab-stop style:position="1.247cm"/>
          <style:tab-stop style:position="1.251cm"/>
        </style:tab-stops>
      </style:paragraph-properties>
    </style:style>
    <style:style style:name="P43" style:family="paragraph" style:parent-style-name="Text_20_body" style:list-style-name="WWNum2">
      <style:paragraph-properties fo:margin-left="1.247cm" fo:margin-right="0cm" fo:text-indent="-0.499cm" style:auto-text-indent="false">
        <style:tab-stops>
          <style:tab-stop style:position="1.247cm"/>
          <style:tab-stop style:position="1.251cm"/>
        </style:tab-stops>
      </style:paragraph-properties>
    </style:style>
    <style:style style:name="P44" style:family="paragraph" style:parent-style-name="Text_20_body" style:list-style-name="WWNum3">
      <style:paragraph-properties fo:margin-left="1.247cm" fo:margin-right="0cm" fo:text-indent="-0.499cm" style:auto-text-indent="false">
        <style:tab-stops>
          <style:tab-stop style:position="1.247cm"/>
          <style:tab-stop style:position="1.251cm"/>
        </style:tab-stops>
      </style:paragraph-properties>
    </style:style>
    <style:style style:name="P45" style:family="paragraph" style:parent-style-name="Text_20_body" style:list-style-name="WWNum5">
      <style:paragraph-properties fo:margin-left="1.247cm" fo:margin-right="0cm" fo:text-indent="-0.499cm" style:auto-text-indent="false">
        <style:tab-stops>
          <style:tab-stop style:position="1.247cm"/>
          <style:tab-stop style:position="1.251cm"/>
        </style:tab-stops>
      </style:paragraph-properties>
    </style:style>
    <style:style style:name="P46" style:family="paragraph" style:parent-style-name="Text_20_body" style:list-style-name="WWNum14">
      <style:paragraph-properties fo:margin-left="1.247cm" fo:margin-right="0cm" fo:text-align="start" style:justify-single-word="false" fo:text-indent="-0.499cm" style:auto-text-indent="false" fo:background-color="#ffffff">
        <style:tab-stops>
          <style:tab-stop style:position="1.247cm"/>
          <style:tab-stop style:position="1.251cm"/>
        </style:tab-stops>
        <style:background-image/>
      </style:paragraph-properties>
    </style:style>
    <style:style style:name="P47" style:family="paragraph" style:parent-style-name="Text_20_body">
      <style:paragraph-properties fo:margin-left="1.247cm" fo:margin-right="0cm" fo:text-align="start" style:justify-single-word="false" fo:text-indent="0cm" style:auto-text-indent="false"/>
    </style:style>
    <style:style style:name="P48" style:family="paragraph" style:parent-style-name="Text_20_body">
      <style:paragraph-properties fo:margin-top="0cm" fo:margin-bottom="0.295cm" fo:text-align="start" style:justify-single-word="false"/>
    </style:style>
    <style:style style:name="P49" style:family="paragraph" style:parent-style-name="Text_20_body">
      <style:paragraph-properties fo:margin-top="0cm" fo:margin-bottom="0.295cm" fo:line-height="115%" fo:text-align="start" style:justify-single-word="false"/>
    </style:style>
    <style:style style:name="P50" style:family="paragraph" style:parent-style-name="Text_20_body">
      <style:paragraph-properties fo:margin-left="0cm" fo:margin-right="0cm" fo:margin-top="0.212cm" fo:margin-bottom="0.212cm" style:line-height-at-least="0.383cm" fo:text-align="start" style:justify-single-word="false" fo:text-indent="0cm" style:auto-text-indent="false"/>
    </style:style>
    <style:style style:name="P51" style:family="paragraph" style:parent-style-name="Text_20_body">
      <style:paragraph-properties fo:margin-left="0cm" fo:margin-right="0cm" fo:margin-top="0cm" fo:margin-bottom="0cm" fo:text-indent="0cm" style:auto-text-indent="false">
        <style:tab-stops>
          <style:tab-stop style:position="1.247cm"/>
          <style:tab-stop style:position="1.251cm"/>
        </style:tab-stops>
      </style:paragraph-properties>
    </style:style>
    <style:style style:name="P52" style:family="paragraph" style:parent-style-name="Text_20_body" style:master-page-name="Standard">
      <style:paragraph-properties style:page-number="auto"/>
    </style:style>
    <style:style style:name="P53" style:family="paragraph" style:parent-style-name="Preformatted_20_Text">
      <style:paragraph-properties fo:margin-top="0cm" fo:margin-bottom="0.499cm"/>
    </style:style>
    <style:style style:name="P54" style:family="paragraph" style:parent-style-name="Heading_20_2">
      <style:paragraph-properties fo:margin-left="0cm" fo:margin-right="0cm" fo:margin-top="0cm" fo:margin-bottom="0cm" fo:text-align="start" style:justify-single-word="false" fo:text-indent="0cm" style:auto-text-indent="false"/>
    </style:style>
    <style:style style:name="P55" style:family="paragraph" style:parent-style-name="Table_20_Contents">
      <style:paragraph-properties style:line-height-at-least="0.383cm"/>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margin-left="0cm" fo:margin-right="0cm" fo:margin-top="0.035cm" fo:margin-bottom="0.071cm" fo:text-indent="0cm" style:auto-text-indent="false"/>
    </style:style>
    <style:style style:name="P58" style:family="paragraph" style:parent-style-name="Table_20_Contents">
      <style:paragraph-properties fo:margin-left="0cm" fo:margin-right="0cm" fo:margin-top="0.106cm" fo:margin-bottom="0.106cm" style:line-height-at-least="0.383cm" fo:text-indent="0cm" style:auto-text-indent="false"/>
    </style:style>
    <style:style style:name="P59" style:family="paragraph" style:parent-style-name="Table_20_Contents">
      <style:paragraph-properties fo:margin-top="0cm" fo:margin-bottom="0.499cm"/>
    </style:style>
    <style:style style:name="T1" style:family="text">
      <style:text-properties fo:font-size="10pt" fo:background-color="#ffffff" style:font-size-asian="10pt"/>
    </style:style>
    <style:style style:name="T2" style:family="text">
      <style:text-properties fo:font-size="10pt" fo:font-weight="bold" fo:background-color="#ffffff" style:font-size-asian="10pt" style:font-weight-asian="bold"/>
    </style:style>
    <style:style style:name="T3" style:family="text">
      <style:text-properties fo:font-size="10pt" style:font-size-asian="10pt"/>
    </style:style>
    <style:style style:name="T4" style:family="text">
      <style:text-properties style:font-name="Symbol" fo:font-size="10pt" fo:background-color="#ffffff" style:font-size-asian="10pt"/>
    </style:style>
    <style:style style:name="T5" style:family="text">
      <style:text-properties fo:background-color="#ffffff"/>
    </style:style>
    <style:style style:name="T6" style:family="text">
      <style:text-properties style:font-name="sans-serif" fo:font-size="10pt" fo:font-weight="bold" fo:background-color="#ffffff" style:font-size-asian="10pt" style:font-weight-asian="bold"/>
    </style:style>
    <style:style style:name="T7" style:family="text">
      <style:text-properties style:font-name="sans-serif" fo:font-size="10pt" fo:background-color="#ffffff" style:font-size-asian="10pt"/>
    </style:style>
    <style:style style:name="T8" style:family="text">
      <style:text-properties style:font-name="Arial1" fo:font-size="10pt" style:font-size-asian="10pt"/>
    </style:style>
    <style:style style:name="T9" style:family="text">
      <style:text-properties style:font-name="Arial1" fo:font-size="9pt" style:font-size-asian="9pt"/>
    </style:style>
    <style:style style:name="T10" style:family="text">
      <style:text-properties style:font-name="Arial1" fo:font-size="9pt" fo:font-style="italic" fo:font-weight="bold" style:font-size-asian="9pt" style:font-style-asian="italic" style:font-weight-asian="bold"/>
    </style:style>
    <style:style style:name="T11" style:family="text">
      <style:text-properties fo:font-weight="bold" style:font-weight-asian="bold"/>
    </style:style>
    <style:style style:name="T12" style:family="text">
      <style:text-properties style:font-name="Verdana" fo:font-size="8pt" fo:background-color="#ffffff" style:font-size-asian="8pt"/>
    </style:style>
    <style:style style:name="T13" style:family="text">
      <style:text-properties style:font-name="Verdana" fo:font-size="8pt" fo:font-style="italic" fo:background-color="#ffffff" style:font-size-asian="8pt" style:font-style-asian="italic"/>
    </style:style>
    <style:style style:name="T14" style:family="text">
      <style:text-properties style:font-name="Verdana" fo:font-size="8pt" style:font-size-asian="8pt"/>
    </style:style>
    <style:style style:name="T15" style:family="text">
      <style:text-properties style:font-name="Verdana" fo:font-size="8.5pt" fo:background-color="#ffffff" style:font-size-asian="8.5pt"/>
    </style:style>
    <style:style style:name="T16" style:family="text">
      <style:text-properties fo:color="#7192e5" style:font-name="Arial2" fo:font-size="13.5pt" fo:font-weight="bold" fo:background-color="#ffffff" style:font-size-asian="13.5pt" style:font-weight-asian="bold"/>
    </style:style>
    <style:style style:name="T17" style:family="text">
      <style:text-properties style:font-name="Courier New" fo:font-size="10pt" fo:background-color="#ffffff" style:font-size-asian="10pt"/>
    </style:style>
    <style:style style:name="T18" style:family="text">
      <style:text-properties fo:color="#4d6185" style:font-name="Tahoma" fo:font-size="10pt" fo:font-weight="bold" style:font-size-asian="10pt" style:font-weight-asian="bold"/>
    </style:style>
    <style:style style:name="T19" style:family="text">
      <style:text-properties style:font-name="Wingdings" fo:font-size="10pt" style:font-size-asian="10pt"/>
    </style:style>
    <style:style style:name="T20" style:family="text">
      <style:text-properties fo:color="#ff0000"/>
    </style:style>
    <style:style style:name="T21" style:family="text">
      <style:text-properties fo:color="#741b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91620262" text:style-name="L1">
        <text:list-item>
          <text:p text:style-name="P9">Adaptive Security Algorithm<text:line-break/><text:line-break/>Adaptive Security Algorithm (ASA) is a Cisco algorithm for managing stateful connections for PIX Firewalls. ASA controls all traffic flow through the PIX firewall, performs stateful inspection of packets, and creates remembered entries in connection and translations tables. These entries are referenced every time when traffic tries to flow back through from lower security levels to higher security levels. If a match is found, the traffic is allowed through. Finally, the ASA provides an extra level of security by randomizing the TCP sequence numbers of outgoing packets in an effort to make them more difficult to predict by hackers</text:p>
        </text:list-item>
      </text:list>
      <text:p text:style-name="Text_20_body"/>
      <text:p text:style-name="P5"><text:s text:c="4"/>2 <text:s text:c="2"/>Ping:<text:line-break/><text:line-break/>Ping relies on the ICMP protocol, which is used to diagnose transmission conditions. For this reason, it uses two types of protocol messages (out of the 18 offered by ICMP): <text:line-break/><text:line-break/>•Type 0, which corresponds to an "echo request" command, sent by the source machine; <text:line-break/>•Type 8, which corresponds to an "echo reply" command, sent by the target machine. <text:line-break/>At regular intervals (by default, every second), the source machine (the one running the ping command) sends an "echo request" to the target machine. When the "echo reply" packet is received, the source machine displays a line containing certain information. If the reply is not received, a line saying "request timed out" will be shown echo=source ip, source mac address<text:line-break/></text:p>
      <text:list xml:id="list695654701" text:style-name="L2">
        <text:list-item>
          <text:p text:style-name="P10">How many interface in ASA<text:line-break/><text:line-break/>Totally 5 Interfaces. 4 Ethernet Interfaces &amp; 1 Ethernet Interface for Management<text:line-break/><text:line-break/>5. What is FWSW?<text:line-break/>1. Cisco Firewall Services Module (FWSM)—a high-speed, integrated firewall module for Cisco Catalyst 6500 switches and Cisco 7600 Series routers—provides the fastest firewall data rates in the industry<text:line-break/>2. Up to four FWSMs can be installed in a single chassis<text:line-break/>3. Based on Cisco PIX Firewall technology<text:line-break/>4. The Cisco FWSM includes a number of advanced features that help reduce costs and operational complexity while enabling organizations to manage multiple firewalls from the same management platform. Features such as resource manager helps organizations limit the resources allocated to any security context at any time thus ensuring that one security context does not interfere with another. The transparent firewall feature configures the FWSM to act as a Layer 2 bridging firewall resulting in minimal changes to network topology.<text:line-break/><text:line-break/><text:line-break/><text:line-break/>6. Difference between PIX and ASA<text:line-break/>Cisco PIX:<text:line-break/> Is a dedicated hardware firewall appliance<text:line-break/> Act as a Stateful packet filtering firewall.<text:line-break/> Use PIX operating system similar in interface to Cisco IOS .<text:line-break/> Use PIX Device Manager (PDM) for a graphical interface.<text:line-break/><text:soft-page-break/> Provide stateful firewall protection and IP Security (IPSec) VPN capabilities<text:line-break/> To ensure the security PIX use inside interface , outside interface etc concepts<text:line-break/> Pix running in 6.3 v<text:line-break/> Not supported WebVPN<text:line-break/> Not support Transparent Firewall, Security Context and Modular Policy<text:line-break/> 16 MB RAM<text:line-break/>Cisco ASA:<text:line-break/> Is firewall and anti-malware security appliance<text:line-break/> The Enterprise Editions include four versions: Firewall, IPS, Anti-X, and VPN.<text:line-break/> ASA can also serve as an intrusion prevention system (IPS) and VPN concentrator.<text:line-break/> Also covers new threats to a network like viruses, worms, unwanted applications (e.g., P2P, games, instant messaging), phishing, and application-layer attacks.<text:line-break/> Act as an “all-in-one” device—or a unified threat management (UTM) device<text:line-break/> ASA running in 7.2 v<text:line-break/> Supporting Web VPN<text:line-break/> Supporting Transparent Firewall, Security Context and Modular Policy<text:line-break/> 64 MB RAM</text:p>
        </text:list-item>
      </text:list>
      <text:p text:style-name="Text_20_body"/>
      <text:p text:style-name="P1"><text:s/>Explain about Main mode and explain mode in Phase I?<text:line-break/>ISAKMP/IKE Phase 1 is basically responsible for setting up the secure management connection. However, there are two modes for performing these three steps:<text:line-break/>Main, Aggressive Modes<text:line-break/>Main Mode: Main mode performs three two-way exchanges totaling six packets. The three exchanges are the three steps listed in the last section: negotiate the security policy to use for the management connection, use DH to encrypt the keys for the encryption algorithm and HMAC function negotiated in Step 1, and perform device authentication using either pre-shared keys, RSA encrypted nonces, or RSA signatures (digital certificates).<text:line-break/>Main mode has one advantage: the device authentication step occurs across the secure management connection, because this connection was built in the first two steps. Therefore, any identity information that the two peers need to send to each other is protected from eavesdropping attacks. This is the Cisco default mode for site-to-site sessions and for remote access connections that use certificates for device authentication.<text:line-break/>Aggressive Mode: In aggressive mode, two exchanges take place. The first exchange contains a list of possible policies to use to protect the management connection, the public key from the public/private key combination created by DH, identity information, and verification of the identity information (for example, a signature). All of this is squeezed into one packet. The second exchange is an acknowledgment of the receipt of the first packet, sharing the encrypted keys (done by DH), and whether or not the management connection has been established successfully.<text:line-break/>Aggressive mode has one main advantage over main mode: it is quicker in establishing the secure management connection. However, its downside is that any identity information is sent in clear text; so if someone was eavesdropping on the transmission, they could see the actual identity information used to create the signature for device authentication. This shouldn't be a security issue, but if you are concerned about this, you can always use main mode.<text:line-break/>As I mentioned in the last section, main mode is the default mode for Cisco VPNs with one exception: Aggressive mode is the default mode with the Cisco remote access VPN if the devices will be using group pre-shared keys for device authentication.<text:line-break/>50. Explain about Transport mode and Tunnel mode in Phase II?<text:line-break/>Phase 2 Connection Modes<text:line-break/><text:soft-page-break/>As I mentioned in the last two sections, there are two types of modes that AH and ESP can use to transport protected information to a destination:<text:line-break/>Transport mode, Tunnel mode<text:line-break/>In transport mode, the real source and destination of the user data are performing the protection service. It becomes more difficult to manage as you add more and more devices using this connection mode. This mode is commonly used between two devices that need to protect specific information, like TFTP transfers of configuration files or syslog transfers of logging messages.<text:line-break/>In tunnel mode, intermediate devices (typically) are performing the protection service for the user data. This connection mode is used for site-to-site and remote access connections. Because the original IP packet is protected and embedded in AH/ESP and an outer IP header is added, the internal IP packet can contain private IP addresses. Plus, if you're using ESP for encryption, the real source and destination of the user data is hidden from eavesdroppers. The main advantage of tunnel mode over transport mode is that the protection service function can be centralized on a small number of devices, reducing the amount of configuration and management required. Both of these modes were discussed in detail in Chapter 1, "Overview of VPNs."<text:line-break/><text:line-break/>51. PPTP?<text:line-break/>PPTP: PPTP originally was developed by Microsoft to provide a secure remote access solution where traffic needed to be transported from a client, across a public network, to a Microsoft server (VPN gateway). One of the interesting items about PPTP's implementation is that it is an extension of the Point-to-Point Protocol (PPP). Because PPTP uses PPP, PPTP can leverage PPP's features. For example, PPTP allows the encapsulation of multiple protocols, such as IP, IPX, and NetBEUI, via the VPN tunnel. Also, PPP supports the use of authentication via PAP, CHAP, and MS-CHAP. PPTP can use this to authenticate devices.<text:line-break/>52. L2TP?<text:line-break/>L2TP: L2TP is a combination of PPTP and L2F. It is defined in RFCs 2661 and 3438. L2TP took the best of both PPTP and L2F and integrated them into a single protocol. Like PPTP, L2TP uses PPP to encapsulate user data, allowing the multiple protocols to be sent across a tunnel. L2TP, like PPTP, extends the PPP protocol. As an additional security enhancement, L2TP can be placed in the payload of an IPsec packet, combining the security advantages of IPsec and the benefits of user authentication, tunnel address assignment and configuration, and multiple protocol support with PPP. This combination is commonly referred to as L2TP over IPsec or L2TP/IPsec. The remainder of this chapter is devoted to an overview of L2TP, how it is implemented, and the advantages it has over PPTP. </text:p>
      <text:p text:style-name="Standard"/>
      <text:p text:style-name="P1"/>
      <text:p text:style-name="Standard"/>
      <text:p text:style-name="Standard"/>
      <text:p text:style-name="Standard">1. </text:p>
      <text:p text:style-name="P2">What is firewall? </text:p>
      <text:p text:style-name="Text_20_body">A firewall is a hardware or software installed to provide security to the private networks connected to the internet. They can be implemented in both hardware and software, or a combination of both. All data entering or leaving the Intranet passes through the firewall which allows only the data meeting the administrators’ rules to pass through it. </text:p>
      <text:p text:style-name="P11">2. </text:p>
      <text:p text:style-name="Text_20_body">What are the types of firewalls? </text:p>
      <text:list xml:id="list1586616736" text:style-name="WWNum6">
        <text:list-item>
          <text:p text:style-name="P20"><text:span text:style-name="Strong_20_Emphasis">Packet Filtering Firewall</text:span>: This type of Firewall detects packets and block unnecessary packets and makes network traffic release. </text:p>
        </text:list-item>
        <text:list-item>
          <text:p text:style-name="P20"><text:soft-page-break/><text:span text:style-name="Strong_20_Emphasis">Screening Router Firewalls</text:span>: It's a software base firewall available in Router provides only light filtering. </text:p>
        </text:list-item>
        <text:list-item>
          <text:p text:style-name="P20"><text:span text:style-name="Strong_20_Emphasis">Computer-based Firewall</text:span> : It's a firewall stored in server with an existing Operating System like Windows and UNIX. </text:p>
        </text:list-item>
        <text:list-item>
          <text:p text:style-name="P20"><text:span text:style-name="Strong_20_Emphasis">Hardware base Firewall</text:span>: Its device like box allows strong security from public network. Mostly used by big networks. </text:p>
        </text:list-item>
        <text:list-item>
          <text:p text:style-name="P34"><text:span text:style-name="Strong_20_Emphasis">Proxy Server</text:span>: Proxy server allows all clients to access Internet with different access limits. Proxy server has its own firewall which filters the all packet from web server. </text:p>
        </text:list-item>
      </text:list>
      <text:p text:style-name="P11">3. </text:p>
      <text:p text:style-name="Text_20_body">What is Pix Firewall Security? How does it differ from a firewall? </text:p>
      <text:p text:style-name="Text_20_body">CISCO pix firewall security is stateful firewall. It uses ASA Technology. </text:p>
      <text:p text:style-name="P11">4. </text:p>
      <text:p text:style-name="Text_20_body">What can't a firewall protect against? </text:p>
      <text:p text:style-name="Text_20_body">Firewalls can't protect against attacks that don't go through the firewall. Many corporations that connect to the Internet are very concerned about proprietary data leaking out of the company through that route. Unfortunately for those concerned, a magnetic tape can just as effectively be used to export data. Many organizations that are terrified (at a management level) of Internet connections have no coherent policy about how dial-in access via modems should be protected. </text:p>
      <text:p text:style-name="P11">5. </text:p>
      <text:p text:style-name="Text_20_body">Will IPSEC make firewalls obsolete? </text:p>
      <text:p text:style-name="Text_20_body">IPSEC (IP Security) refers to a set of standards developed by the Internet Engineering Task Force (IETF). There are many documents that collectively define what is known as ``IPSEC'' [4]. IPSEC solves two problems which have plagued the IP protocol suite for years: host-to-host authentication (which will let hosts know that they're talking to the hosts they think they are) and encryption (which will prevent attackers from being able to watch the traffic going between machines). </text:p>
      <text:p text:style-name="Standard"/>
      <text:p text:style-name="P2">What is a network firewall? </text:p>
      <text:p text:style-name="Text_20_body">A firewall is a system or group of systems that enforces an access control policy between two networks. The actual means by which this is accomplished varies widely, but in principle, the firewall can be thought of as a pair of mechanisms: one which exists to block traffic, and the other which exists to permit traffic. Some firewalls place a greater emphasis on blocking traffic, while others emphasize permitting traffic.</text:p>
      <text:p text:style-name="Text_20_body">Probably the most important thing to recognize about a firewall is that it implements an access control policy. If you don't have a good idea of what kind of access you want to allow or to deny, a firewall really won't help you. </text:p>
      <text:p text:style-name="Text_20_body">It's also important to recognize that the firewall's configuration, because it is a mechanism for enforcing policy, imposes its policy on everything behind it. Administrators for firewalls managing the connectivity for a large number of hosts therefore have a heavy responsibility. </text:p>
      <text:p text:style-name="P11">7. </text:p>
      <text:p text:style-name="Text_20_body">What is synchronization and why is it important? </text:p>
      <text:p text:style-name="Text_20_body">With respect to multithreading, synchronization is the capability to control the access of multiple threads to shared resources. Without synchronization, it is possible for one thread to modify a shared object while another thread is in the process of using or updating that object's value. This often leads to <text:soft-page-break/>significant errors. </text:p>
      <text:p text:style-name="P11">8. </text:p>
      <text:p text:style-name="Text_20_body">What are the critical resources in a firewall? </text:p>
      <text:list xml:id="list1487336309" text:style-name="WWNum7">
        <text:list-item>
          <text:p text:style-name="P21">Service Critical Resource </text:p>
        </text:list-item>
        <text:list-item>
          <text:p text:style-name="P21">Email </text:p>
        </text:list-item>
        <text:list-item>
          <text:p text:style-name="P21">Disk I/O </text:p>
        </text:list-item>
        <text:list-item>
          <text:p text:style-name="P21">Netnews Disk I/O </text:p>
        </text:list-item>
        <text:list-item>
          <text:p text:style-name="P21">Web Host </text:p>
        </text:list-item>
        <text:list-item>
          <text:p text:style-name="P21">OS Socket Performance </text:p>
        </text:list-item>
        <text:list-item>
          <text:p text:style-name="P21">IP Routing Host OS Socket Performance </text:p>
        </text:list-item>
        <text:list-item>
          <text:p text:style-name="P21">Web Cache </text:p>
        </text:list-item>
        <text:list-item>
          <text:p text:style-name="P35">Host OS Socket Performance, Disk I/O </text:p>
        </text:list-item>
      </text:list>
      <text:p text:style-name="P11">9. </text:p>
      <text:p text:style-name="Text_20_body">What are some common attacks, and how can I protect my system against them? </text:p>
      <text:p text:style-name="Text_20_body">Each site is a little different from every other in terms of what attacks are likely to be used against it. Some recurring themes do arise, though.</text:p>
      <text:p text:style-name="P11">10. </text:p>
      <text:p text:style-name="Text_20_body">What is the difference between gateway and firewall? </text:p>
      <text:p text:style-name="Text_20_body">A network gateway joins two networks together through a combination of hardware and software. A network firewall guards a computer network against unauthorized incoming or outgoing access. Network firewalls may be hardware devices or software programs.</text:p>
      <text:p text:style-name="Standard">What is the difference between router ACLs and Firewall ACLs? </text:p>
      <text:p text:style-name="P2">Fundamental purpose: </text:p>
      <text:list xml:id="list1406060096" text:style-name="WWNum8">
        <text:list-item>
          <text:p text:style-name="P22">Routers are designed to route traffic, not stop it. </text:p>
        </text:list-item>
        <text:list-item>
          <text:p text:style-name="P36">Firewalls are designed to examine and accept/reject traffic. But the both ACL are do the same job. Depending upon our requirements we do our ACL configuration on it. </text:p>
        </text:list-item>
      </text:list>
      <text:p text:style-name="P11">12. </text:p>
      <text:p text:style-name="Text_20_body">A trace route command work across the firewall? why? </text:p>
      <text:p text:style-name="Text_20_body">Trace route is based on ICMP type 30 under Windows and UDP under NIX; trace route packets that would hit the firewall should be dropped similarly any echo replay coming from inside the firewall should be restricted outbound. </text:p>
      <text:p text:style-name="P11">13. </text:p>
      <text:p text:style-name="Text_20_body">Can you define Packet filtering ? </text:p>
      <text:p text:style-name="Text_20_body">Packet filtering is the process of passing or blocking packets at a network interface based on source and destination addresses, ports, or protocols. The process is used in conjunction with packet mangling and Network Address Translation (NAT). Packet filtering is often part of a firewall program for protecting a local network from unwanted intrusion. The packet filter examines the header of each packet based on a specific set of rules, and on that basis, decides to prevent it from passing (called DROP) or allow it to pass (called ACCEPT). </text:p>
      <text:p text:style-name="P11">14. </text:p>
      <text:p text:style-name="Text_20_body">Can you explain circuit level gateway? </text:p>
      <text:p text:style-name="Text_20_body">The circuit level gateway firewalls work at the session layer of the OSI model. They monitor TCP <text:soft-page-break/>handshaking between the packets to determine if a requested session is legitimate. And the information passed through a circuit level gateway, to the internet, appears to have come from the circuit level gateway. So, there is no way for a remote computer or a host to determine the internal private ip addresses of an organization, for example. This technique is also called Network Address Translation where the private IP addresses originating from the different clients inside the network are all mapped to the public IP address available through the internet service provider and then sent to the outside world (Internet). This way, the packets are tagged with only the Public IP address (Firewall level) and the internal private IP addresses are not exposed to potential intruders. </text:p>
      <text:p text:style-name="P11">15. </text:p>
      <text:p text:style-name="Text_20_body">Can you explain stateful inspection? </text:p>
      <text:p text:style-name="Text_20_body">Stateful inspection, also known as dynamic packet filtering, is a firewall technology that monitors the state of active connections and uses this information to determine which network packets to allow through the firewall. Stateful inspection has largely replaced an older technology, static packet filtering. In static packet filtering, only the headers of packets are checked -- which means that an attacker can sometimes get information through the firewall simply by indicating "reply" in the header. Stateful inspection, on the other hand, analyzes packets down to the application layer. By recording session information such as IP addresses and port numbers, a dynamic packet filter can implement a much tighter security posture than a static packet filter can. </text:p>
      <text:p text:style-name="Standard"/>
      <text:p text:style-name="P2">Can you explain the concept of demilitarized zone? </text:p>
      <text:p text:style-name="Text_20_body">The concept of the DMZ, like many other network security concepts, was borrowed from military terminology. Geopolitically, a demilitarized zone (DMZ) is an area that runs between two territories that are hostile to one another or two opposing forces' battle lines. The DMZ likewise provides a buffer zone that separates an internal network from the often hostile territory of the Internet. Sometimes it's called a "screened subnet" or a "perimeter network," but the purpose remains the same. </text:p>
      <text:p text:style-name="P11">17. </text:p>
      <text:p text:style-name="Text_20_body">What is Application level Gateway? </text:p>
      <text:p text:style-name="Text_20_body">An application layer gateway (ALG) is a feature on ScreenOS gateways that enables the gateway to parse application layer payloads and take decisions on them. Although there are other ScreenOS features, such as deep inspection, in which the gateway inspects traffic at the application layer, ALGs are typically employed to support applications that use the application layer payload to communicate the dynamic Transmission Control Protocol (TCP) or User Datagram Protocol (UDP) ports on which the applications open data connections. Such applications include the File Transfer Protocol (FTP) and various IP telephony protocols. The dynamic TCP, UDP, or other ports that are opened by the ScreenOS gateway to permit these data or secondary channels are referred to as pinholes, and are active strictly for the duration of activity on the data channel. </text:p>
      <text:p text:style-name="P11">18. </text:p>
      <text:p text:style-name="Text_20_body">Can you explain the concept of demilitarized zone? </text:p>
      <text:p text:style-name="Text_20_body">The concept of the DMZ, like many other network security concepts, was borrowed from military terminology. Geopolitically, a demilitarized zone (DMZ) is an area that runs between two territories that are hostile to one another or two opposing forces' battle lines.</text:p>
      <text:p text:style-name="Text_20_body">The DMZ likewise provides a buffer zone that separates an internal network from the often hostile territory of the Internet. Sometimes it's called a "screened subnet" or a "perimeter network," but the purpose remains the same. </text:p>
      <text:p text:style-name="P11"><text:soft-page-break/>19. </text:p>
      <text:p text:style-name="Text_20_body">What is the meaning of bastion host? </text:p>
      <text:p text:style-name="Text_20_body">A bastion host is a specialized computer that is deliberately exposed on a public network. From a secured network perspective, it is the only node exposed to the outside world and is therefore very prone to attack. It is placed outside the firewall in single firewall systems or, if a system has two firewalls, it is often placed between the two firewalls or on the public side of a demilitarized zone (DMZ).</text:p>
      <text:p text:style-name="Text_20_body">The bastion host processes and filters all incoming traffic and prevents malicious traffic from entering the network, acting much like a gateway. The most common examples of bastion hosts are mail, domain name system, Web and File Transfer Protocol (FTP) servers. Firewalls and routers can also become bastion hosts </text:p>
      <text:p text:style-name="P11">20. </text:p>
      <text:p text:style-name="Text_20_body">What are types of firewall architecture ? </text:p>
      <text:list xml:id="list1997388111" text:style-name="WWNum9">
        <text:list-item>
          <text:p text:style-name="P23">Screening Router Architecture </text:p>
        </text:list-item>
        <text:list-item>
          <text:p text:style-name="P23">Dual-Homed Host Architecture </text:p>
        </text:list-item>
        <text:list-item>
          <text:p text:style-name="P23">Screened Host Architecture </text:p>
        </text:list-item>
        <text:list-item>
          <text:p text:style-name="P37">Screened Subnet Architecture </text:p>
        </text:list-item>
      </text:list>
      <text:p text:style-name="Standard"/>
      <text:p text:style-name="Standard">21. </text:p>
      <text:p text:style-name="P2">Explain about Screening Router Architecture? </text:p>
      <text:p text:style-name="Text_20_body">In this architecture a firewall consists of nothing more than a screening router. Host on the Local Network and hosts on the Internet are allowed to communicate directly. The communication is restricted to the type that is allowed by a screening router. The security of the whole Local Network depends on the correct ACL of the router and on the amount of services permitted. </text:p>
      <text:p text:style-name="P11">22. </text:p>
      <text:p text:style-name="P11">Circuit level gateway advantages and disadvantages ? </text:p>
      <text:p text:style-name="Text_20_body">The following are the advantages of Circuit Level Gateways: </text:p>
      <text:list xml:id="list210444172" text:style-name="WWNum10">
        <text:list-item>
          <text:p text:style-name="P24">Private network data hiding </text:p>
        </text:list-item>
        <text:list-item>
          <text:p text:style-name="P24">Avoidance of filtering individual packets </text:p>
        </text:list-item>
        <text:list-item>
          <text:p text:style-name="P24">Flexible in developing address schemes </text:p>
        </text:list-item>
        <text:list-item>
          <text:p text:style-name="P24">Don't need a separate proxy server for each application </text:p>
        </text:list-item>
        <text:list-item>
          <text:p text:style-name="P38">Simpler to implement </text:p>
        </text:list-item>
      </text:list>
      <text:p text:style-name="Text_20_body">The following are the disadvantages of Circuit Level Gateways: </text:p>
      <text:list xml:id="list2147101278" text:style-name="WWNum11">
        <text:list-item>
          <text:p text:style-name="P25">Active content cannot be scanned or disallowed commands. </text:p>
        </text:list-item>
        <text:list-item>
          <text:p text:style-name="P25">Can only handle TCP connections – new extensions proposed for UDP </text:p>
        </text:list-item>
        <text:list-item>
          <text:p text:style-name="P39">TCP/IP stacks are mandatorily be modified by vendor for using CL Gateways. </text:p>
        </text:list-item>
      </text:list>
      <text:p text:style-name="P11">23. </text:p>
      <text:p text:style-name="P11">What is IP spoofing and how can it be prevented? </text:p>
      <text:p text:style-name="Text_20_body">IP spoofing is a mechanism used by attackers to gain unauthorized access to a system. Here, the intruder sends messages to a computer with an IP address indicating that the message is coming from a trusted host. This is done by forging the header so it contains a different address and make it appear that the packet was sent by a different machine. Prevention:- </text:p>
      <text:list xml:id="list1648253441" text:style-name="WWNum12">
        <text:list-item>
          <text:p text:style-name="P26">Packet filtering: - to allow packets with recognized formats to enter the network </text:p>
        </text:list-item>
        <text:list-item>
          <text:p text:style-name="P26"><text:soft-page-break/>Using special routers and firewalls </text:p>
        </text:list-item>
        <text:list-item>
          <text:p text:style-name="P40">Encrypting the session </text:p>
        </text:list-item>
      </text:list>
      <text:p text:style-name="P11">24. </text:p>
      <text:p text:style-name="Text_20_body"/>
      <text:p text:style-name="Text_20_body">Can you explain screened subnet architecture? </text:p>
      <text:p text:style-name="Text_20_body">A screened subnet (also known as a "triple-homed firewall") is a network architecture that uses a single firewall with three network interfaces.</text:p>
      <text:p text:style-name="Text_20_body">The purpose of the screened subnet architecture is to isolate the DMZ and its publicly-accessible resources from the intranet, thereby focusing external attention and any possible attack on that subnet. The architecture also separates the intranet and DMZ networks, making it more difficult to attack the intranet itself. When a properly configured firewall is combined with the use of private IP addresses on one or both of these subnets, attack becomes that much more difficult.</text:p>
      <text:p text:style-name="P2"/>
      <text:p text:style-name="P11">27. What is Routing table? </text:p>
      <text:p text:style-name="Text_20_body">A routing table stores the routes of the various nodes in a network. Nodes can be any electronic device connected to the network. The table is usually stored in a router or the network computer as a database or file. This information helps to found the best possible path. The routing table has at least 3 fields: the destination network id, cost of the path, next hop or address to send the packet. </text:p>
      <text:p text:style-name="P11">29. </text:p>
      <text:p text:style-name="Text_20_body">What is Routing Protocols? </text:p>
      <text:p text:style-name="Text_20_body">Routing protocols are used to assist in achieving the basic purpose of routing. They specify the routers the method to communicate with each other. They help the routers select the best possible path between nodes. There are different types of protocols such as link-state routing protocols, path vector protocols and distance vector routing protocols. These protocols prevent routing loops to form or break if formed already. They help to decide preferred routes from a sequence of hop costs. </text:p>
      <text:p text:style-name="P11">30. </text:p>
      <text:p text:style-name="Text_20_body">What is SNMP (Simple Network Management Protocol)? </text:p>
      <text:p text:style-name="Text_20_body">SNMP or Simple Network Management Protocol is typically used for managing the network. Managing the network includes managing the nodes present in the network. These nodes may be server, routers, bridges and hubs. SNMP agents are used to achieve this. Managing the network is essential because it helps to monitor network performance, detect network faults or failures, audit network usage etc. the SNMP messages like TRAP, GET or SET may be invoked by network elements or network management system. </text:p>
      <text:p text:style-name="P2">What is Data encryption? </text:p>
      <text:p text:style-name="Text_20_body">Data encryption ensures data safety and very important for confidential or critical data. It protect data from being read, altered or forged while transmission. </text:p>
      <text:p text:style-name="P11">37. </text:p>
      <text:p text:style-name="Text_20_body">What is the Public Key Encryption? </text:p>
      <text:p text:style-name="Text_20_body">Public key encryption use public and private key for encryption and decryption. In this mechanism, public key is used to encrypt messages and only the corresponding private key can be used to decrypt them. To encrypt a message, a sender has to know recipient's public key. </text:p>
      <text:p text:style-name="P11"><text:soft-page-break/>38. </text:p>
      <text:p text:style-name="Text_20_body">Define Digital Signatures. </text:p>
      <text:p text:style-name="Text_20_body">Digital signature is an attachment to an electronic message used for security purpose. It is used to verify the authenticity of the sender. </text:p>
      <text:p text:style-name="P11">39. </text:p>
      <text:p text:style-name="Text_20_body">What is CSMA and CD concept? </text:p>
      <text:p text:style-name="Text_20_body">In CSDA (carrier sense multiple access), presence of any digital signal in a network is checked before transmission. Data transmission occurs only when no signal is sensed. CD, Collision detection is responsible for monitoring carrier in order to avoid signal jam. </text:p>
      <text:p text:style-name="P11">40. </text:p>
      <text:p text:style-name="Text_20_body">What is Ethernet technology? </text:p>
      <text:p text:style-name="Text_20_body">Ethernet technology is a high speed broadcast bus technology. In this type, all the station shares a single ether channel and receives every single transmitted signal.</text:p>
      <text:p text:style-name="P2">What is POP3 (Post Office Protocol 3)? </text:p>
      <text:p text:style-name="Text_20_body">POP3 or Post Office Box 3 is used fro receiving emails. It is a client server protocol which holds the email. Once the email is downloaded from the server, POP3 deletes it from the server. Ordinal numbers are used to identify specific messages. </text:p>
      <text:p text:style-name="P48"><text:span text:style-name="T1"/></text:p>
      <text:p text:style-name="P48"><text:span text:style-name="T1">A VPN (virtual private network) is a private network constructed within a public network infrastructure, such as the global Internet. Businesses can use a VPN to securely connect remote offices and remote users using cost-effective, third-party Internet access, instead of expensive, dedicated WAN links or long-distance remote dial links.</text:span></text:p>
      <text:p text:style-name="P48"><text:span text:style-name="T1">Organizations can use a VPN to reduce WAN bandwidth costs, while increasing connectivity speeds by using high-bandwidth Internet connectivity, such as DSL, Ethernet, or cable.</text:span></text:p>
      <text:p text:style-name="P12"/>
      <text:p text:style-name="P48"><text:span text:style-name="T1">A VPN provides the highest possible level of security through encrypted IP Security (IPsec) or Secure Sockets Layer (SSL) VPN tunnels and authentication technologies. These protect data traversing the VPN from unauthorized access. Companies can take advantage of the easy-to-provision Internet infrastructure of the VPN to quickly add new sites or users. They can also dramatically increase VPN reach without significantly expanding infrastructure.</text:span></text:p>
      <text:p text:style-name="P48"><text:span text:style-name="T1"/></text:p>
      <text:p text:style-name="P48"><text:span text:style-name="T2">A VPN Extends Security for Remote Users</text:span></text:p>
      <text:p text:style-name="P48"><text:span text:style-name="T1">An SSL VPN and an IPsec VPN have become the primary VPN solutions for connecting remote offices, remote users, and business partners, because they:</text:span></text:p>
      <text:p text:style-name="P13"><text:span text:style-name="T4">·         </text:span><text:span text:style-name="T1">Provide secure communications with access rights tailored to individual users, such as employees, contractors, or partners</text:span></text:p>
      <text:p text:style-name="P13"><text:span text:style-name="T4">·         </text:span><text:span text:style-name="T1">Enhance productivity by extending corporate network and applications</text:span></text:p>
      <text:p text:style-name="P13"><text:span text:style-name="T4">·         </text:span><text:span text:style-name="T1">Reduce communications costs and increases flexibility</text:span></text:p>
      <text:p text:style-name="P48"><text:span text:style-name="T1">The two types of encrypted VPNs are:</text:span></text:p>
      <text:p text:style-name="P13"><text:span text:style-name="T4">·         </text:span><text:span text:style-name="T2">Site-to-Site IPsec VPN:</text:span><text:span text:style-name="T5"> </text:span><text:span text:style-name="T1">This alternative to Frame Relay or leased-line WANs allows businesses to extend network resources to branch offices, home offices, and business partner sites.</text:span></text:p>
      <text:p text:style-name="P13"><text:span text:style-name="T4">·         </text:span><text:span text:style-name="T2">Remote-Access VPN:</text:span><text:span text:style-name="T5"> </text:span><text:span text:style-name="T1">This extends almost any data, voice, or video application to the remote desktop, emulating the main office desktop. A remote-access VPN may be deployed using </text:span><text:a xlink:type="simple" xlink:href="http://www.cisco.com/web/IN/products/vpn.html"><text:span text:style-name="Internet_20_link"><text:span text:style-name="T1">SSL VPN</text:span></text:span></text:a><text:span text:style-name="T1">, IPsec or both, depending on deployment requirements.</text:span></text:p>
      <text:p text:style-name="P13"><text:soft-page-break/></text:p>
      <text:p text:style-name="P13"><text:span text:style-name="T1">What VPN can do??</text:span></text:p>
      <text:p text:style-name="P6"/>
      <text:list xml:id="list2159301204" text:style-name="WWNum14">
        <text:list-item>
          <text:p text:style-name="P33"><text:span text:style-name="T3">Encryption scrambles data crossing the link;</text:span> </text:p>
        </text:list-item>
        <text:list-item>
          <text:p text:style-name="P33"><text:span text:style-name="T3">Authentication of incoming information to assure that it has not been tampered with or corrupted, and comes from a legitimate source;</text:span> </text:p>
        </text:list-item>
        <text:list-item>
          <text:p text:style-name="P46"><text:span text:style-name="T3">Access control verifying the identity of the person or network address requesting network entry.</text:span> </text:p>
        </text:list-item>
      </text:list>
      <text:p text:style-name="P14"><text:span text:style-name="T1">The result is a secure 'tunnel' of information flow which utilizes the Internet but is not accessible to anyone outside your network. When an authorized user logs off, the tunnel between them and the network disappears.</text:span></text:p>
      <text:p text:style-name="P14"/>
      <text:p text:style-name="P14"/>
      <text:p text:style-name="P14"><text:span text:style-name="T1">VPN provides the highest possible level of security through encrypted </text:span><text:span text:style-name="T2">IP Security (IPsec) </text:span></text:p>
      <text:p text:style-name="P14"/>
      <text:p text:style-name="P14"><text:span text:style-name="T2">IPSEC</text:span></text:p>
      <text:p text:style-name="P12"/>
      <text:p text:style-name="P13"><text:span text:style-name="T6">Internet Protocol Security</text:span><text:span text:style-name="T5"> </text:span><text:span text:style-name="T7">(</text:span><text:span text:style-name="T6">IPsec</text:span><text:span text:style-name="T7">) is a technology </text:span>protocol suite<text:span text:style-name="T5"> </text:span><text:span text:style-name="T7">for securing </text:span>Internet Protocol<text:span text:style-name="T5"> </text:span><text:span text:style-name="T7">(IP) communications by </text:span>authenticating<text:span text:style-name="T5"> </text:span><text:span text:style-name="T7">and/or </text:span>encrypting<text:span text:style-name="T5"> </text:span><text:span text:style-name="T7">each </text:span>IP packet<text:span text:style-name="T5"> </text:span><text:span text:style-name="T7">of a communication session. IPsec also includes protocols for establishing </text:span>mutual authentication<text:span text:style-name="T5"> </text:span><text:span text:style-name="T7">between agents at the beginning of the session and negotiation of </text:span>cryptographic keys<text:span text:style-name="T5"> </text:span><text:span text:style-name="T7">to be used during the session.(source WiKi)</text:span></text:p>
      <text:p text:style-name="P13"/>
      <text:p text:style-name="P15"/>
      <text:p text:style-name="P13"/>
      <text:p text:style-name="P6"><text:span text:style-name="T6">Modes of IPSec VPN</text:span></text:p>
      <text:h text:style-name="P54" text:outline-level="2"><text:span text:style-name="T8">Tunnel and Transport Modes</text:span></text:h>
      <text:p text:style-name="P7"><text:span text:style-name="T9">IPSec can be run in either tunnel mode or transport mode. Each of these modes has its own particular uses and care should be taken to ensure that the correct one is selected for the solution:</text:span></text:p>
      <text:list xml:id="list2089773160" text:style-name="WWNum15">
        <text:list-item>
          <text:p text:style-name="P32"><text:span text:style-name="T10">Tunnel mode</text:span><text:span text:style-name="T9"> is most commonly used between gateways, or at an end-station to a gateway, the gateway acting as a proxy for the hosts behind it.</text:span></text:p>
        </text:list-item>
        <text:list-item>
          <text:p text:style-name="P32"><text:span text:style-name="T10">Transport mode</text:span><text:span text:style-name="T9"> is used between end-stations or between an end-station and a gateway, if the gateway is being treated as a host—for example, an encrypted Telnet session from a workstation to a router, in which the router is the actual destination.</text:span></text:p>
        </text:list-item>
      </text:list>
      <text:p text:style-name="P47"/>
      <text:p text:style-name="P13"/>
      <text:p text:style-name="P15"/>
      <text:p text:style-name="P12"><text:span text:style-name="T11">Phases of IPSec VPN</text:span></text:p>
      <text:p text:style-name="P15"/>
      <text:p text:style-name="P12"/>
      <text:p text:style-name="P12">so you can see that IPSec VPN tunnels Uses IKE Phase1 and Phase2 for tunnel creation. Different types</text:p>
      <text:p text:style-name="P12">of security measures used in this phases are listed below.</text:p>
      <text:p text:style-name="P12"/>
      <text:p text:style-name="P12"/>
      <text:p text:style-name="P50"><text:span text:style-name="T12">In symmetric cryptographic systems, both communicating parties use the same key for encryption and decryption. The material used to build these keys must be exchanged in a secure fashion. Information can be securely exchanged only if the key belongs exclusively to the communicating parties.</text:span></text:p>
      <text:p text:style-name="P50"><text:soft-page-break/><text:span text:style-name="T12">The goal of the</text:span><text:span text:style-name="T5"> </text:span><text:span text:style-name="T13">Internet Key Exchange</text:span><text:span text:style-name="T12"> (IKE) is for both sides to independently produce the same symmetrical key. This key then encrypts and decrypts the regular IP packets used in the bulk transfer of data between VPN peers. IKE builds the VPN tunnel by authenticating both sides and reaching an agreement on methods of encryption and integrity. The outcome of an IKE negotiation is a</text:span><text:span text:style-name="T5"> </text:span><text:span text:style-name="T13">Security Association</text:span><text:span text:style-name="T12"> (SA).</text:span></text:p>
      <text:p text:style-name="P50"><text:span text:style-name="T12">This agreement upon keys and methods of encryption must also be performed securely. For this reason IKE, is composed of two phases. The first phase lays the foundations for the second</text:span></text:p>
      <text:p text:style-name="P50"><text:span text:style-name="T12">Diffie-Hellman (DH) is that part of the IKE protocol used for exchanging the material from which the symmetrical keys are built. The Diffie-Hellman algorithm builds an encryption key known as a "shared secret" from the private key of one party and the public key of the other. Since the IPSec symmetrical keys are derived from this DH key shared between the peers, at no point are symmetric keys actually exchanged.</text:span></text:p>
      <text:p text:style-name="P16"><text:span text:style-name="T16">Methods of Encryption and Integrity</text:span></text:p>
      <text:p text:style-name="P50"><text:span text:style-name="T12">Two parameters are decided during the negotiation:</text:span></text:p>
      <text:p text:style-name="P17"><text:span text:style-name="T17">o        </text:span><text:span text:style-name="T12">Encryption algorithm</text:span></text:p>
      <text:p text:style-name="P17"><text:span text:style-name="T17">o        </text:span><text:span text:style-name="T12">Hash algorithm</text:span></text:p>
      <text:p text:style-name="P50"><text:span text:style-name="T13">Methods of Encryption/integrity for IK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text:span text:style-name="T18">Parameter</text:span></text:p>
          </table:table-cell>
          <table:table-cell table:style-name="Table2.A1" office:value-type="string">
            <text:p text:style-name="P57"><text:span text:style-name="T18">IKE Phase 1 (IKE SA)</text:span></text:p>
          </table:table-cell>
          <table:table-cell table:style-name="Table2.A1" office:value-type="string">
            <text:p text:style-name="P57"><text:span text:style-name="T18">IKE PHASE 2 (IPSec SA)</text:span></text:p>
          </table:table-cell>
        </table:table-row>
        <table:table-row table:style-name="Table2.1">
          <table:table-cell table:style-name="Table2.A2" office:value-type="string">
            <text:p text:style-name="P58"><text:span text:style-name="T14">Encryption</text:span></text:p>
          </table:table-cell>
          <table:table-cell table:style-name="Table2.B2" office:value-type="string">
            <text:p text:style-name="P55"><text:span text:style-name="T19">§     </text:span><text:span text:style-name="T14">AES -256(default)</text:span></text:p>
            <text:p text:style-name="P55"><text:span text:style-name="T19">§     </text:span><text:span text:style-name="T14">3DES</text:span></text:p>
            <text:p text:style-name="P55"><text:span text:style-name="T19">§     </text:span><text:span text:style-name="T14">DES</text:span></text:p>
            <text:p text:style-name="P55"><text:span text:style-name="T19">§     </text:span><text:span text:style-name="T14">CAST</text:span></text:p>
          </table:table-cell>
          <table:table-cell table:style-name="Table2.B2" office:value-type="string">
            <text:p text:style-name="P55"><text:span text:style-name="T19">§     </text:span><text:span text:style-name="T14">AES -128 (default)</text:span></text:p>
            <text:p text:style-name="P55"><text:span text:style-name="T19">§     </text:span><text:span text:style-name="T14">3DES</text:span></text:p>
            <text:p text:style-name="P55"><text:span text:style-name="T19">§     </text:span><text:span text:style-name="T14">AES - 256</text:span></text:p>
            <text:p text:style-name="P55"><text:span text:style-name="T19">§     </text:span><text:span text:style-name="T14">DES</text:span></text:p>
            <text:p text:style-name="P55"><text:span text:style-name="T19">§     </text:span><text:span text:style-name="T14">CAST</text:span></text:p>
            <text:p text:style-name="P55"><text:span text:style-name="T19">§     </text:span><text:span text:style-name="T14">DES -40CP</text:span></text:p>
            <text:p text:style-name="P55"><text:span text:style-name="T19">§     </text:span><text:span text:style-name="T14">CAST -40</text:span></text:p>
            <text:p text:style-name="P55"><text:span text:style-name="T19">§     </text:span><text:span text:style-name="T14">NULL</text:span></text:p>
            <text:p text:style-name="P55"><text:span text:style-name="T19">§     </text:span><text:span text:style-name="T14">AES-GCM -128</text:span></text:p>
            <text:p text:style-name="P55"><text:span text:style-name="T19">§     </text:span><text:span text:style-name="T14">AES-GCM -256</text:span></text:p>
          </table:table-cell>
        </table:table-row>
        <table:table-row table:style-name="Table2.1">
          <table:table-cell table:style-name="Table2.A2" office:value-type="string">
            <text:p text:style-name="P58"><text:span text:style-name="T14">Integrity</text:span></text:p>
          </table:table-cell>
          <table:table-cell table:style-name="Table2.B2" office:value-type="string">
            <text:p text:style-name="P55"><text:span text:style-name="T19">§     </text:span><text:span text:style-name="T14">SHA1 (default)</text:span></text:p>
            <text:p text:style-name="P55"><text:span text:style-name="T19">§     </text:span><text:span text:style-name="T14">MD5</text:span></text:p>
            <text:p text:style-name="P55"><text:span text:style-name="T19">§     </text:span><text:span text:style-name="T14">SHA -256</text:span></text:p>
            <text:p text:style-name="P55"><text:span text:style-name="T19">§     </text:span><text:span text:style-name="T14">AES-XCBC</text:span></text:p>
            <text:p text:style-name="P55"><text:span text:style-name="T19">§     </text:span><text:span text:style-name="T14">SHA -384</text:span></text:p>
          </table:table-cell>
          <table:table-cell table:style-name="Table2.B2" office:value-type="string">
            <text:p text:style-name="P55"><text:span text:style-name="T19">§     </text:span><text:span text:style-name="T14">MD5 (default)</text:span></text:p>
            <text:p text:style-name="P55"><text:span text:style-name="T19">§     </text:span><text:span text:style-name="T14">SHA1</text:span></text:p>
            <text:p text:style-name="P55"><text:span text:style-name="T19">§     </text:span><text:span text:style-name="T14">SHA -256</text:span></text:p>
            <text:p text:style-name="P55"><text:span text:style-name="T19">§     </text:span><text:span text:style-name="T14">AES-XCBC</text:span></text:p>
            <text:p text:style-name="P55"><text:span text:style-name="T19">§     </text:span><text:span text:style-name="T14">SHA -384</text:span></text:p>
          </table:table-cell>
        </table:table-row>
      </table:table>
      <text:p text:style-name="P50"><text:span text:style-name="T12">NULL means perform an integrity check only;</text:span><text:span text:style-name="T5"> </text:span><text:span text:style-name="T13">packets are not encrypted</text:span><text:span text:style-name="T12">.</text:span></text:p>
      <text:p text:style-name="P50"/>
      <text:p text:style-name="P16"><text:span text:style-name="T16">Diffie Hellman Groups</text:span></text:p>
      <text:p text:style-name="P50"><text:span text:style-name="T12">The Diffie-Hellman key computation (also known as exponential key agreement) is based on the Diffie Hellman (DH) mathematical groups. A Security Gateway supports these DH groups during the two phases of IKE.</text:span></text:p>
      <text:p text:style-name="P50"><text:span text:style-name="T13">DH group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7"><text:span text:style-name="T18">Parameter</text:span></text:p>
          </table:table-cell>
          <table:table-cell table:style-name="Table3.A1" office:value-type="string">
            <text:p text:style-name="P57"><text:span text:style-name="T18">IKE Phase 1 (IKE SA)</text:span></text:p>
          </table:table-cell>
          <table:table-cell table:style-name="Table3.A1" office:value-type="string">
            <text:p text:style-name="P57"><text:span text:style-name="T18">IKE Phase 2 (IPSec SA)</text:span></text:p>
          </table:table-cell>
        </table:table-row>
        <table:table-row table:style-name="Table3.1">
          <table:table-cell table:style-name="Table3.A2" office:value-type="string">
            <text:p text:style-name="P58"><text:span text:style-name="T14">Diffie Hellman Groups</text:span></text:p>
          </table:table-cell>
          <table:table-cell table:style-name="Table3.B2" office:value-type="string">
            <text:p text:style-name="P55"><text:span text:style-name="T19">§     </text:span><text:span text:style-name="T14">Group2 (1024 bits) (default)</text:span></text:p>
            <text:p text:style-name="P55"><text:span text:style-name="T19">§     </text:span><text:span text:style-name="T14">Group1 (768 bits)</text:span></text:p>
            <text:p text:style-name="P55"><text:span text:style-name="T19">§     </text:span><text:span text:style-name="T14">Group5 (1536 bits)</text:span></text:p>
            <text:p text:style-name="P55"><text:span text:style-name="T19">§     </text:span><text:span text:style-name="T14">Group14 (2048 bits)</text:span></text:p>
            <text:p text:style-name="P55"><text:span text:style-name="T19">§     </text:span><text:span text:style-name="T14">Group19 (256-bit ECP)</text:span></text:p>
            <text:p text:style-name="P55"><text:span text:style-name="T19">§     </text:span><text:span text:style-name="T14">Group20 (384-bit ECP)</text:span></text:p>
          </table:table-cell>
          <table:table-cell table:style-name="Table3.B2" office:value-type="string">
            <text:p text:style-name="P55"><text:span text:style-name="T19">§     </text:span><text:span text:style-name="T14">Group2 (1024 bits) (default)</text:span></text:p>
            <text:p text:style-name="P55"><text:span text:style-name="T19">§     </text:span><text:span text:style-name="T14">Group1 (768 bits)</text:span></text:p>
            <text:p text:style-name="P55"><text:span text:style-name="T19">§     </text:span><text:span text:style-name="T14">Group5 (1536 bits)</text:span></text:p>
            <text:p text:style-name="P55"><text:span text:style-name="T19">§     </text:span><text:span text:style-name="T14">Group14 (2048 bits)</text:span></text:p>
            <text:p text:style-name="P55"><text:span text:style-name="T19">§     </text:span><text:span text:style-name="T14">Group19 (256-bit ECP)</text:span></text:p>
            <text:p text:style-name="P55"><text:span text:style-name="T19">§     </text:span><text:span text:style-name="T14">Group20 (384-bit ECP)</text:span></text:p>
          </table:table-cell>
        </table:table-row>
      </table:table>
      <text:p text:style-name="P50"><text:span text:style-name="T12">A group with more bits ensures a key that is harder to break, but carries a heavy cost in terms of performance, since the computation requires more CPU cycles.</text:span></text:p>
      <text:p text:style-name="P14"><text:soft-page-break/></text:p>
      <text:p text:style-name="P14"/>
      <text:p text:style-name="P16"><text:span text:style-name="T16">IKE Phase I</text:span></text:p>
      <text:p text:style-name="P50"><text:span text:style-name="T12">During IKE Phase I:</text:span></text:p>
      <text:p text:style-name="P17"><text:span text:style-name="T17">o        </text:span><text:span text:style-name="T12">The peers authenticate, either by certificates or via a pre-shared secret. (More authentication methods are available when one of the peers is a remote access client.)</text:span></text:p>
      <text:p text:style-name="P17"><text:span text:style-name="T17">o        </text:span><text:span text:style-name="T12">A Diffie-Hellman key is created. The nature of the Diffie-Hellman protocol means that both sides can independently create the shared secret, a key which is known only to the peers.</text:span></text:p>
      <text:p text:style-name="P17"><text:span text:style-name="T17">o        </text:span><text:span text:style-name="T12">Key material (random bits and other mathematical data) as well as an agreement on methods for IKE phase II are exchanged between the peers.</text:span></text:p>
      <text:p text:style-name="P50"><text:span text:style-name="T12">In terms of performance, the generation of the Diffie Hellman Key is slow and heavy. The outcome of this phase is the IKE SA, an agreement on keys and methods for IKE phase II. Figure below  illustrates the process that takes place during IKE phase I but does not necessarily reflect the actual order of events.</text:span></text:p>
      <text:p text:style-name="P4"><text:span text:style-name="T16">iKE Phase II (Quick mode or IPSec Phase)</text:span></text:p>
      <text:p text:style-name="P50"><text:span text:style-name="T12">IKE phase II is encrypted according to the keys and methods agreed upon in IKE phase I. The key material exchanged during IKE phase II is used for building the IPSec keys. The outcome of phase II is the IPSec Security Association. The IPSec SA is an agreement on keys and methods for IPSec, thus IPSec takes place according to the keys and methods agreed upon in IKE phase II.</text:span></text:p>
      <text:p text:style-name="P50"><text:span text:style-name="T12">We are using ESP or AH on Phase II so , let us take a look on both.</text:span></text:p>
      <text:p text:style-name="P15"/>
      <text:p text:style-name="P50"/>
      <text:p text:style-name="P49"><text:span text:style-name="T12">Let us took an example on the protocol perspective..</text:span><text:span text:style-name="T15">Once the IPSec keys are created, bulk data transfer takes place, between two endpoints:</text:span></text:p>
      <text:p text:style-name="P15"/>
      <text:p text:style-name="P12"><text:span text:style-name="T11">SITE TO SITE VPN LAB :</text:span></text:p>
      <text:p text:style-name="P12"/>
      <text:p text:style-name="P15"/>
      <text:p text:style-name="P12">configuration of devices are below</text:p>
      <text:p text:style-name="P12"/>
      <text:p text:style-name="P12"><text:span text:style-name="T20">!1. first make the isakmp policy</text:span></text:p>
      <text:p text:style-name="P12"/>
      <text:p text:style-name="P12">R1#sh run | se crypto</text:p>
      <text:p text:style-name="P12">crypto isakmp policy 10</text:p>
      <text:p text:style-name="P12"> encr aes</text:p>
      <text:p text:style-name="P12"> hash md5</text:p>
      <text:p text:style-name="P12"> authentication pre-share</text:p>
      <text:p text:style-name="P12"> group 2</text:p>
      <text:p text:style-name="P12">crypto isakmp key cisco address 10.1.1.2 255.255.255.0</text:p>
      <text:p text:style-name="P12"/>
      <text:p text:style-name="P12"><text:span text:style-name="T20">! 2.then create the transform set</text:span></text:p>
      <text:p text:style-name="P12"/>
      <text:p text:style-name="P12">crypto ipsec transform-set TSET esp-aes esp-md5-hmac</text:p>
      <text:p text:style-name="P12"> mode transport</text:p>
      <text:p text:style-name="P12"/>
      <text:p text:style-name="P12"><text:span text:style-name="T20">!3. then create the actual traffic.</text:span></text:p>
      <text:p text:style-name="P12"/>
      <text:p text:style-name="P12"><text:soft-page-break/>ip access-list extended TUNNEL</text:p>
      <text:p text:style-name="P12"> permit ip host 1.1.1.1 host 2.2.2.2</text:p>
      <text:p text:style-name="P12"/>
      <text:p text:style-name="P12"><text:span text:style-name="T20">! 4. Create the VPN MAP</text:span></text:p>
      <text:p text:style-name="P12"/>
      <text:p text:style-name="P12">crypto map vpnmap 10 ipsec-isakmp</text:p>
      <text:p text:style-name="P12"> set peer 10.1.1.2</text:p>
      <text:p text:style-name="P12"> set transform-set TSET</text:p>
      <text:p text:style-name="P12"> match address TUNNEL</text:p>
      <text:p text:style-name="P12"/>
      <text:p text:style-name="P12"><text:span text:style-name="T20">!5. Apply on the given interface</text:span></text:p>
      <text:p text:style-name="P12"/>
      <text:p text:style-name="P12">int fa0/0</text:p>
      <text:p text:style-name="P12">crypto map vpnmap</text:p>
      <text:p text:style-name="P12"/>
      <text:p text:style-name="P12">!configuration of R2</text:p>
      <text:p text:style-name="P12"/>
      <text:p text:style-name="P12">R2#sh run | se crypto</text:p>
      <text:p text:style-name="P12">crypto isakmp policy 10</text:p>
      <text:p text:style-name="P12"> encr aes</text:p>
      <text:p text:style-name="P12"> hash md5</text:p>
      <text:p text:style-name="P12"> authentication pre-share</text:p>
      <text:p text:style-name="P12"> group 2</text:p>
      <text:p text:style-name="P12">crypto isakmp key cisco address 10.1.1.1 255.255.255.0</text:p>
      <text:p text:style-name="P12">crypto ipsec transform-set TSET esp-aes esp-md5-hmac</text:p>
      <text:p text:style-name="P12"> mode transport</text:p>
      <text:p text:style-name="P12">crypto map vpnmap 10 ipsec-isakmp</text:p>
      <text:p text:style-name="P12"> set peer 10.1.1.1</text:p>
      <text:p text:style-name="P12"> set transform-set TSET</text:p>
      <text:p text:style-name="P12"> match address TUNNEL</text:p>
      <text:p text:style-name="P12"/>
      <text:p text:style-name="P12">!R2#sh run | se ip access</text:p>
      <text:p text:style-name="P12">ip access-list extended TUNNEL</text:p>
      <text:p text:style-name="P12"> permit ip host 2.2.2.2 host 1.1.1.1</text:p>
      <text:p text:style-name="P12">int fa0/0</text:p>
      <text:p text:style-name="P12">crypto map vpnmap</text:p>
      <text:p text:style-name="P12">            </text:p>
      <text:p text:style-name="P12">then use the sh crypto isakmp sa &amp; sh crypto ipsec sa , to find your actual traffic.</text:p>
      <text:p text:style-name="P12">here i am posting those output on R1 please take a look.</text:p>
      <text:p text:style-name="P12"/>
      <text:p text:style-name="P12"/>
      <text:p text:style-name="P12"/>
      <text:p text:style-name="P12">For output on R1 &amp; R2:</text:p>
      <text:p text:style-name="P12"/>
      <text:p text:style-name="P12">on R1:</text:p>
      <text:p text:style-name="P12">#debug crypto isakmp</text:p>
      <text:p text:style-name="P12">and ping from R2 you will find all the phases of IKE , </text:p>
      <text:p text:style-name="P12"/>
      <text:p text:style-name="P12"> </text:p>
      <text:p text:style-name="P52">When communicating to devices in a public network, your device needs to use a source address that is a public address. NAT device enables private IPv4 to connect to the Internet. NAT enable you to change an IP address in a packet to a different address. Usually, NAT connects two networks and translates the private (inside local) addresses into public addresses (inside global) before packets are forwarded to another network. In other word Address translation allows you to translate your internal private addresses to public addresses before these packets leave your network.</text:p>
      <text:h text:style-name="Heading_20_3" text:outline-level="3">Situation where you should use NAT</text:h>
      <text:list xml:id="list1693783240" text:style-name="WWNum1">
        <text:list-item>
          <text:p text:style-name="P28">Your ISP did not provide you sufficient public IP address</text:p>
        </text:list-item>
        <text:list-item>
          <text:p text:style-name="P28">Your company is going to merge in a company which use same address space</text:p>
        </text:list-item>
        <text:list-item>
          <text:p text:style-name="P28">Where you want to hide your internal IP address space from outside</text:p>
        </text:list-item>
        <text:list-item>
          <text:p text:style-name="P42">You want to assign the same IP address to multiple machines</text:p>
        </text:list-item>
      </text:list>
      <text:h text:style-name="Heading_20_3" text:outline-level="3">There are three types of NAT</text:h>
      <text:list xml:id="list1439186547" text:style-name="WWNum2">
        <text:list-item>
          <text:p text:style-name="P29">Static</text:p>
        </text:list-item>
        <text:list-item>
          <text:p text:style-name="P29">Dynamic</text:p>
        </text:list-item>
        <text:list-item>
          <text:p text:style-name="P43">PAT</text:p>
        </text:list-item>
      </text:list>
      <text:h text:style-name="Heading_20_2" text:outline-level="2"><text:bookmark text:name="aswift_1_anchor"/>STATIC NAT</text:h>
      <text:p text:style-name="P8"/>
      <text:p text:style-name="Text_20_body">In static NAT manual translation is performed by an address translation device, translating one IP address to a different one. If you have 100 devices, you need to create 100 static entries in the address translation table. Typically, static translation is done for inside resources that outside people want to access.</text:p>
      <text:h text:style-name="Heading_20_2" text:outline-level="2">Dynamic NAT</text:h>
      <text:p text:style-name="P8"/>
      <text:p text:style-name="Text_20_body">Dynamic NAT is mostly used when inside users needs to access outside resources. The global address assigned to the internal user isn't important, since outside devices don't directly connect to your internal users they just return traffic to them that the inside user requested.</text:p>
      <text:p text:style-name="Text_20_body">Dynamic NAT is used when inside use wants to access external resource. When an inside user sends traffic through the address translation device, say a router, it examines the source IP address and compares it to the internal local address pool. If it finds a match, then it determines which inside global address pool it should use for the translation. It then dynamically picks an address in the global address pool that is not currently assigned to an inside device. The router adds this entry in its address translation table, the packet is translated, and the packet is then sent to the outside world. If no matching entry is found in the local address pool, the address is not translated and is forwarded to the outside world in its original state.</text:p>
      <text:p text:style-name="Text_20_body">When returning traffic comes back into your network, the address translation device examines the destination IP addresses and checks them against the address translation table. Upon finding a matching entry, it converts the global inside address to the local inside address in the destination IP address field of the packet header and forwards the packet to the inside network</text:p>
      <text:h text:style-name="Heading_20_2" text:outline-level="2"><text:soft-page-break/>PAT</text:h>
      <text:p text:style-name="P8"/>
      <text:p text:style-name="Text_20_body">With PAT, all devices that go through the address translation device have the same global IP address assigned to them, so the source TCP or UDP port numbers are used to differentiate the different connections. If two devices have the same source port number, the translation device changes one of them to ensure uniqueness.</text:p>
      <text:p text:style-name="Text_20_body">Major difference between NAT and PAT is In NAT Only IP addresses are translated (not port numbers).</text:p>
      <text:h text:style-name="Heading_20_3" text:outline-level="3"><text:bookmark text:name="aswift_2_anchor"/>Disadvantages of Address Translation</text:h>
      <text:p text:style-name="Text_20_body">Three main disadvantage with address translation are:</text:p>
      <text:list xml:id="list2171027025" text:style-name="WWNum3">
        <text:list-item>
          <text:p text:style-name="P30">Each connection has an added delay.</text:p>
        </text:list-item>
        <text:list-item>
          <text:p text:style-name="P30">Troubleshooting is more difficult.</text:p>
        </text:list-item>
        <text:list-item>
          <text:p text:style-name="P44">Not all applications work with address translation.</text:p>
        </text:list-item>
      </text:list>
      <text:h text:style-name="Heading_20_2" text:outline-level="2">Address Translation Terms and Types</text:h>
      <table:table table:name="Table1" table:style-name="Table1">
        <table:table-column table:style-name="Table1.A"/>
        <table:table-column table:style-name="Table1.B"/>
        <table:table-row table:style-name="Table1.1">
          <table:table-cell table:style-name="Table1.A1" office:value-type="string">
            <text:p text:style-name="P56"><text:span text:style-name="Strong_20_Emphasis">Term</text:span></text:p>
          </table:table-cell>
          <table:table-cell table:style-name="Table1.A1" office:value-type="string">
            <text:p text:style-name="P56"><text:span text:style-name="Strong_20_Emphasis">Explanation </text:span></text:p>
          </table:table-cell>
        </table:table-row>
        <table:table-row table:style-name="Table1.1">
          <table:table-cell table:style-name="Table1.A1" office:value-type="string">
            <text:p text:style-name="P59">Inside</text:p>
          </table:table-cell>
          <table:table-cell table:style-name="Table1.A1" office:value-type="string">
            <text:p text:style-name="P59">Addresses located on the inside of your network</text:p>
          </table:table-cell>
        </table:table-row>
        <table:table-row table:style-name="Table1.1">
          <table:table-cell table:style-name="Table1.A1" office:value-type="string">
            <text:p text:style-name="P59">Outside</text:p>
          </table:table-cell>
          <table:table-cell table:style-name="Table1.A1" office:value-type="string">
            <text:p text:style-name="P59">Addresses located outside of your network</text:p>
          </table:table-cell>
        </table:table-row>
        <table:table-row table:style-name="Table1.1">
          <table:table-cell table:style-name="Table1.A1" office:value-type="string">
            <text:p text:style-name="P59">Local</text:p>
          </table:table-cell>
          <table:table-cell table:style-name="Table1.A1" office:value-type="string">
            <text:p text:style-name="P59">The IP address physically assigned to a device</text:p>
          </table:table-cell>
        </table:table-row>
        <table:table-row table:style-name="Table1.1">
          <table:table-cell table:style-name="Table1.A1" office:value-type="string">
            <text:p text:style-name="P59">Global</text:p>
          </table:table-cell>
          <table:table-cell table:style-name="Table1.A1" office:value-type="string">
            <text:p text:style-name="P59">The public IP address physically or logically assigned to a device</text:p>
          </table:table-cell>
        </table:table-row>
        <table:table-row table:style-name="Table1.1">
          <table:table-cell table:style-name="Table1.A1" office:value-type="string">
            <text:p text:style-name="P59">Inside local IP address</text:p>
          </table:table-cell>
          <table:table-cell table:style-name="Table1.A1" office:value-type="string">
            <text:p text:style-name="P59">The IPv4 address that is assigned to a host on the inside network</text:p>
          </table:table-cell>
        </table:table-row>
        <table:table-row table:style-name="Table1.1">
          <table:table-cell table:style-name="Table1.A1" office:value-type="string">
            <text:p text:style-name="P59">Inside global IP address</text:p>
          </table:table-cell>
          <table:table-cell table:style-name="Table1.A1" office:value-type="string">
            <text:p text:style-name="P59">A legitimate IPv4 address assigned by the ISP that represents one or more inside local IPv4 addresses to the outside world</text:p>
          </table:table-cell>
        </table:table-row>
        <table:table-row table:style-name="Table1.1">
          <table:table-cell table:style-name="Table1.A1" office:value-type="string">
            <text:p text:style-name="P59">Outside global IP address</text:p>
          </table:table-cell>
          <table:table-cell table:style-name="Table1.A1" office:value-type="string">
            <text:p text:style-name="P59">An outside device with a registered public IP address</text:p>
          </table:table-cell>
        </table:table-row>
        <table:table-row table:style-name="Table1.1">
          <table:table-cell table:style-name="Table1.A1" office:value-type="string">
            <text:p text:style-name="P59">Outside local IP address</text:p>
          </table:table-cell>
          <table:table-cell table:style-name="Table1.A1" office:value-type="string">
            <text:p text:style-name="P59">An outside device with an assigned private IP address</text:p>
          </table:table-cell>
        </table:table-row>
        <table:table-row table:style-name="Table1.1">
          <table:table-cell table:style-name="Table1.A1" office:value-type="string">
            <text:p text:style-name="P59">Static NAT</text:p>
          </table:table-cell>
          <table:table-cell table:style-name="Table1.A1" office:value-type="string">
            <text:p text:style-name="P59">A manual address translation is performed between two addresses and possibly port numbers.</text:p>
          </table:table-cell>
        </table:table-row>
        <table:table-row table:style-name="Table1.1">
          <table:table-cell table:style-name="Table1.A1" office:value-type="string">
            <text:p text:style-name="P59">Dynamic NAT</text:p>
          </table:table-cell>
          <table:table-cell table:style-name="Table1.A1" office:value-type="string">
            <text:p text:style-name="P59">An address translation device automatically performs address translation between two addresses and possibly port numbers.</text:p>
          </table:table-cell>
        </table:table-row>
        <table:table-row table:style-name="Table1.1">
          <table:table-cell table:style-name="Table1.A1" office:value-type="string">
            <text:p text:style-name="P59">Port Address Translation (PAT)</text:p>
          </table:table-cell>
          <table:table-cell table:style-name="Table1.A1" office:value-type="string">
            <text:p text:style-name="P59">Many inside IP addresses are translated to a single IP address, where each inside address is given a different TCP or UDP port number for uniqueness.</text:p>
          </table:table-cell>
        </table:table-row>
      </table:table>
      <text:h text:style-name="Heading_20_3" text:outline-level="3"><text:soft-page-break/></text:h>
      <text:p text:style-name="P51"/>
      <text:list xml:id="list1264121183" text:style-name="WWNum4">
        <text:list-item>
          <text:p text:style-name="P31"/>
        </text:list-item>
      </text:list>
      <text:h text:style-name="Heading_20_2" text:outline-level="2"><text:a xlink:type="simple" xlink:href="http://computernetworkingnotes.com/wan-protocols-hdlc-ppp-frame-really-nat-pat/configuration-of-nat.html"><text:span text:style-name="Internet_20_link">How to configure NAT</text:span></text:a></text:h>
      <text:list xml:id="list1412632438" text:style-name="WWNum5">
        <text:list-item>
          <text:p text:style-name="P45"/>
        </text:list-item>
      </text:list>
      <text:p text:style-name="Text_20_body"><text:bookmark text:name="aswift_0_anchor"/>Configuration of static NAT is very straight forward. In this example we have a web server connected with Router 1. Our web server is using the IP address 10.0.0.2. But due to various reasons discussed in previous article our company want to use 50.0.0.1 IP address for this server. Now our task is to configure NAT on Router 1 which translate 10.0.0.2 [ inside local web server address] to 50.0.0.1 [ inside global ip address ].</text:p>
      <text:h text:style-name="Heading_20_3" text:outline-level="3">To configure static NAT follow this step by step guide</text:h>
      <text:p text:style-name="Text_20_body">Either download this pre configured topology or create your own topology as shown in this figure</text:p>
      <text:p text:style-name="Text_20_body"><text:a xlink:type="simple" xlink:href="http://computernetworkingnotes.com/images/ccna_certifications/download/staitc_nat_blank.pkt"><text:span text:style-name="Internet_20_link">Download File <text:line-break/></text:span></text:a> <text:line-break/>Configure ip address on PC and Server as given in figure</text:p>
      <text:h text:style-name="Heading_20_3" text:outline-level="3"><text:bookmark text:name="aswift_1_anchor1"/>Now configure R1 exactly given here</text:h>
      <text:p text:style-name="Preformatted_20_Text">Router&gt;enable</text:p>
      <text:p text:style-name="Preformatted_20_Text">Router#configure terminal</text:p>
      <text:p text:style-name="Preformatted_20_Text">Router(config)#hostname R1</text:p>
      <text:p text:style-name="Preformatted_20_Text">R1(config)#interface fastethernet 0/0</text:p>
      <text:p text:style-name="Preformatted_20_Text">R1(config-if)#ip address 10.0.0.1 255.0.0.0</text:p>
      <text:p text:style-name="Preformatted_20_Text">R1(config-if)#no shutdown</text:p>
      <text:p text:style-name="Preformatted_20_Text">R1(config-if)#exit</text:p>
      <text:p text:style-name="Preformatted_20_Text">R1(config)#interface serial 0/0/0</text:p>
      <text:p text:style-name="Preformatted_20_Text">R1(config-if)#ip address 20.0.0.2 255.0.0.0</text:p>
      <text:p text:style-name="Preformatted_20_Text">R1(config-if)#no shutdown</text:p>
      <text:p text:style-name="Preformatted_20_Text">R1(config-if)#exit</text:p>
      <text:p text:style-name="Preformatted_20_Text">R1(config)#ip route 30.0.0.0 255.0.0.0 20.0.0.1</text:p>
      <text:p text:style-name="Preformatted_20_Text">R1(config)#ip nat inside source static 10.0.0.2 50.0.0.1</text:p>
      <text:p text:style-name="Preformatted_20_Text">R1(config)#interface fastEthernet 0/0</text:p>
      <text:p text:style-name="Preformatted_20_Text">R1(config-if)#ip nat inside</text:p>
      <text:p text:style-name="Preformatted_20_Text">R1(config-if)#exit</text:p>
      <text:p text:style-name="Preformatted_20_Text">R1(config)#interface serial 0/0/0</text:p>
      <text:p text:style-name="Preformatted_20_Text">R1(config-if)#ip nat outside</text:p>
      <text:p text:style-name="Preformatted_20_Text">R1(config-if)#exit</text:p>
      <text:p text:style-name="P53">R1(config)#</text:p>
      <text:h text:style-name="Heading_20_3" text:outline-level="3">Now configure R0 exactly given here</text:h>
      <text:p text:style-name="Preformatted_20_Text">Router&gt;enable</text:p>
      <text:p text:style-name="Preformatted_20_Text">Router#configure terminal</text:p>
      <text:p text:style-name="Preformatted_20_Text">Router(config)#hostname R0</text:p>
      <text:p text:style-name="Preformatted_20_Text">R0(config)#interface fastethernet 0/0</text:p>
      <text:p text:style-name="Preformatted_20_Text">R0(config-if)#ip address 30.0.0.1 255.0.0.0</text:p>
      <text:p text:style-name="Preformatted_20_Text">R0(config-if)#no shutdown</text:p>
      <text:p text:style-name="Preformatted_20_Text"><text:soft-page-break/>R0(config-if)#exit</text:p>
      <text:p text:style-name="Preformatted_20_Text">R0(config)#interface serial 0/0/0</text:p>
      <text:p text:style-name="Preformatted_20_Text">R0(config-if)#ip address 20.0.0.1 255.0.0.0</text:p>
      <text:p text:style-name="Preformatted_20_Text">R0(config-if)#clock rate 64000</text:p>
      <text:p text:style-name="Preformatted_20_Text">R0(config-if)#bandwidth 64</text:p>
      <text:p text:style-name="Preformatted_20_Text">R0(config-if)#no shutdown</text:p>
      <text:p text:style-name="Preformatted_20_Text">R0(config-if)#exit</text:p>
      <text:p text:style-name="Preformatted_20_Text">R0(config)#ip route 50.0.0.0 255.0.0.0 20.0.0.2</text:p>
      <text:p text:style-name="P53">R0(config)#</text:p>
      <text:p text:style-name="Text_20_body">As you have seen in configuration there is not direct route for 10.0.0.2. So PC from network of 30.0.0.0 will never know about it. They will access 50.0.0.1 as the web server IP. To test it double click on any computer and ping from 50.0.0.1 and you will get replay.</text:p>
      <text:p text:style-name="Preformatted_20_Text">Packet Tracer PC Command Line 1.0</text:p>
      <text:p text:style-name="Preformatted_20_Text">PC&gt;ping 50.0.0.1</text:p>
      <text:p text:style-name="Preformatted_20_Text">Pinging 50.0.0.1 with 32 bytes of data:</text:p>
      <text:p text:style-name="Preformatted_20_Text">Reply from 50.0.0.1: bytes=32 time=141ms TTL=126</text:p>
      <text:p text:style-name="Preformatted_20_Text">Reply from 50.0.0.1: bytes=32 time=80ms TTL=126</text:p>
      <text:p text:style-name="Preformatted_20_Text">Reply from 50.0.0.1: bytes=32 time=109ms TTL=126</text:p>
      <text:p text:style-name="Preformatted_20_Text">Reply from 50.0.0.1: bytes=32 time=125ms TTL=126</text:p>
      <text:p text:style-name="Preformatted_20_Text"/>
      <text:p text:style-name="Preformatted_20_Text">Ping statistics for 50.0.0.1:</text:p>
      <text:p text:style-name="Preformatted_20_Text"><text:s text:c="4"/>Packets: Sent = 4, Received = 4, Lost = 0 (0% loss),</text:p>
      <text:p text:style-name="Preformatted_20_Text">Approximate round trip times in milli-seconds:</text:p>
      <text:p text:style-name="P53"><text:s text:c="4"/>Minimum = 80ms, Maximum = 141ms, Average = 113ms</text:p>
      <text:p text:style-name="Text_20_body">Now ping from 10.0.0.2 and you will get destination host unreachable error.</text:p>
      <text:p text:style-name="Preformatted_20_Text">PC&gt;ping 10.0.0.2</text:p>
      <text:p text:style-name="Preformatted_20_Text">Pinging 10.0.0.2 with 32 bytes of data:</text:p>
      <text:p text:style-name="Preformatted_20_Text">Reply from 30.0.0.1: Destination host unreachable.</text:p>
      <text:p text:style-name="Preformatted_20_Text">Reply from 30.0.0.1: Destination host unreachable.</text:p>
      <text:p text:style-name="Preformatted_20_Text">Reply from 30.0.0.1: Destination host unreachable.</text:p>
      <text:p text:style-name="Preformatted_20_Text">Reply from 30.0.0.1: Destination host unreachable.</text:p>
      <text:p text:style-name="Preformatted_20_Text"/>
      <text:p text:style-name="Preformatted_20_Text">Ping statistics for 10.0.0.2:</text:p>
      <text:p text:style-name="P53"><text:s text:c="4"/>Packets: Sent = 4, Received = 0, Lost = 4 (100% loss)</text:p>
      <text:p text:style-name="Text_20_body"><text:bookmark text:name="aswift_2_anchor1"/>This demonstration show how the companies use NAT to hide their internal network from the outside of the world. Now open web browser from any PC in 30.0.0.0 network and brows the 50.0.0.1 site</text:p>
      <text:p text:style-name="Text_20_body"><text:line-break/>As you can see in image you can easily access the 50.0.0.1</text:p>
      <text:p text:style-name="Text_20_body">I have uploaded a configured and tested topology in case you are unable to locate the problem spot then download this configuration file. And try to find out where have you committed mistake</text:p>
      <text:p text:style-name="Text_20_body"><text:a xlink:type="simple" xlink:href="http://computernetworkingnotes.com/images/ccna_certifications/download/configured_staitc_nat_blank.pkt"><text:span text:style-name="Internet_20_link">Download configured Static NAT</text:span></text:a></text:p>
      <text:h text:style-name="Heading_20_2" text:outline-level="2">Step by Step Configuration of Dynamic NAT</text:h>
      <text:p text:style-name="Text_20_body">With dynamic NAT, you must manually define two sets of addresses on your address translation device. One set defines which inside addresses are allowed to be translated (the local addresses), and the other defines what these addresses are to be translated to (the global addresses).</text:p>
      <text:p text:style-name="Text_20_body"><text:soft-page-break/>For practice either download this pre created topology or create your own on packet tracer.</text:p>
      <text:p text:style-name="Text_20_body"><text:a xlink:type="simple" xlink:href="http://computernetworkingnotes.com/images/ccna_certifications/download/dynamic_blank.pkt"><text:span text:style-name="Internet_20_link">Download File <text:line-break/></text:span></text:a></text:p>
      <text:p text:style-name="Text_20_body">In this example our internal network is using 192.168.0.0 network. We have five public ip address 50.0.0.1 to 50.0.0.5 to use. <text:span text:style-name="Strong_20_Emphasis">Router1(1841 Router0)</text:span> is going to be NAT device. Double click on <text:span text:style-name="Strong_20_Emphasis">Router1(1841 Router0)</text:span> and configure it as given below</text:p>
      <text:p text:style-name="Preformatted_20_Text">Router&gt;enable</text:p>
      <text:p text:style-name="Preformatted_20_Text">Router#configure terminal</text:p>
      <text:p text:style-name="Preformatted_20_Text">Router(config)#hostname R1</text:p>
      <text:p text:style-name="Preformatted_20_Text">R1(config)#interface fastethernet 0/0</text:p>
      <text:p text:style-name="Preformatted_20_Text">R1(config-if)#ip address 192.168.0.1 255.0.0.0</text:p>
      <text:p text:style-name="Preformatted_20_Text">R1(config-if)#no shutdown</text:p>
      <text:p text:style-name="Preformatted_20_Text">R1(config-if)#exit</text:p>
      <text:p text:style-name="Preformatted_20_Text">R1(config)#interface serial 0/0/0</text:p>
      <text:p text:style-name="Preformatted_20_Text">R1(config-if)#ip address 30.0.0.1 255.0.0.0</text:p>
      <text:p text:style-name="Preformatted_20_Text">R1(config-if)#clock rate 64000</text:p>
      <text:p text:style-name="Preformatted_20_Text">R1(config-if)#bandwidth 64</text:p>
      <text:p text:style-name="Preformatted_20_Text">R1(config-if)#no shutdown</text:p>
      <text:p text:style-name="Preformatted_20_Text">R1(config-if)#exit</text:p>
      <text:p text:style-name="Preformatted_20_Text">R1(config)#ip route 0.0.0.0 0.0.0.0 serial 0/0/0</text:p>
      <text:p text:style-name="Preformatted_20_Text">R1(config)#access-list 1 permit 192.168.0.0 0.0.0.255</text:p>
      <text:p text:style-name="Preformatted_20_Text">R1(config)#ip nat pool test 50.0.0.1 50.0.0.5 netmask 255.0.0.0</text:p>
      <text:p text:style-name="Preformatted_20_Text">R1(config)#ip nat inside source list 1 pool test</text:p>
      <text:p text:style-name="Preformatted_20_Text">R1(config)#interface fastEthernet 0/0</text:p>
      <text:p text:style-name="Preformatted_20_Text">R1(config-if)#ip nat inside</text:p>
      <text:p text:style-name="Preformatted_20_Text">R1(config-if)#exit</text:p>
      <text:p text:style-name="Preformatted_20_Text">R1(config)#interface serial 0/0/0</text:p>
      <text:p text:style-name="Preformatted_20_Text">R1(config-if)#ip nat outside</text:p>
      <text:p text:style-name="Preformatted_20_Text">R1(config-if)#exit</text:p>
      <text:p text:style-name="P53">R1(config)#exit</text:p>
      <text:p text:style-name="Text_20_body">Now double click on R2(1841 Router1) and configure it as given below</text:p>
      <text:p text:style-name="Preformatted_20_Text">Router&gt;enable</text:p>
      <text:p text:style-name="Preformatted_20_Text">Router#configure terminal</text:p>
      <text:p text:style-name="Preformatted_20_Text">Router(config)#interface fastEthernet 0/0</text:p>
      <text:p text:style-name="Preformatted_20_Text">Router(config-if)#ip address 20.0.0.1 255.0.0.0</text:p>
      <text:p text:style-name="Preformatted_20_Text">Router(config-if)#no shutdown</text:p>
      <text:p text:style-name="Preformatted_20_Text">Router(config-if)#exit</text:p>
      <text:p text:style-name="Preformatted_20_Text">Router(config)#interface serial 0/0/0</text:p>
      <text:p text:style-name="Preformatted_20_Text">Router(config-if)#ip address 30.0.0.2 255.0.0.0</text:p>
      <text:p text:style-name="Preformatted_20_Text">Router(config-if)#no shutdown</text:p>
      <text:p text:style-name="Preformatted_20_Text">Router(config-if)#exit</text:p>
      <text:p text:style-name="Preformatted_20_Text">Router(config)#ip route 0.0.0.0 0.0.0.0 serial 0/0/0</text:p>
      <text:p text:style-name="P53">Router(config)#hostname R2</text:p>
      <text:p text:style-name="Text_20_body">For testing of NAT go R1 and enable debug for NAT from privilege mode</text:p>
      <text:p text:style-name="P53"><text:s/>R1#debug ip nat </text:p>
      <text:p text:style-name="Text_20_body">Now go on pc and ping to 20.0.0.2</text:p>
      <text:p text:style-name="Text_20_body"/>
      <text:p text:style-name="Text_20_body">When ICMP ping packet reach to R1. It examines its source address against the access list 1. As this <text:soft-page-break/>packet is generated form the network of 192.168.0.0 so it will pass the access list. Now router will check NAT pools for free address to translate with this address. Which you can check in the output of debag command in R1</text:p>
      <text:p text:style-name="Preformatted_20_Text">IP NAT debugging is on</text:p>
      <text:p text:style-name="Preformatted_20_Text">NAT: s=192.168.0.7-&gt;50.0.0.1, d=20.0.0.2[1]</text:p>
      <text:p text:style-name="Preformatted_20_Text">NAT*: s=20.0.0.2, d=50.0.0.1-&gt;192.168.0.7[1]</text:p>
      <text:p text:style-name="Preformatted_20_Text">NAT: s=192.168.0.7-&gt;50.0.0.1, d=20.0.0.2[1]</text:p>
      <text:p text:style-name="Preformatted_20_Text">NAT*: s=20.0.0.2, d=50.0.0.1-&gt;192.168.0.7[1]</text:p>
      <text:p text:style-name="Preformatted_20_Text">NAT: s=192.168.0.7-&gt;50.0.0.1, d=20.0.0.2[1]</text:p>
      <text:p text:style-name="Preformatted_20_Text">NAT*: s=20.0.0.2, d=50.0.0.1-&gt;192.168.0.7[1]</text:p>
      <text:p text:style-name="Preformatted_20_Text">NAT: s=192.168.0.7-&gt;50.0.0.1, d=20.0.0.2[1]</text:p>
      <text:p text:style-name="P53">NAT*: s=20.0.0.2, d=50.0.0.1-&gt;192.168.0.7[1]</text:p>
      <text:p text:style-name="Text_20_body">As you can see in output 192.168.0.5 is translate with 50.0.0.1 before leaving the router.</text:p>
      <text:p text:style-name="P12"><text:span text:style-name="T21">Now check for web access from any client pc </text:span></text:p>
      <text:p text:style-name="P49"/>
      <text:p text:style-name="Standard"/>
      <text:p text:style-name="P19"/>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Arial1" svg:font-family="Arial, Helvetica, sans-serif" style:font-family-generic="roman" style:font-pitch="variable"/>
    <style:font-face style:name="Arial2" svg:font-family="Arial, sans-serif"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ans-serif" style:font-family-generic="roman" style:font-pitch="variable"/>
    <style:font-face style:name="Times New Roman" svg:font-family="'Times New Roman'" style:font-family-generic="roman" style:font-pitch="variable"/>
    <style:font-face style:name="Verdana" svg:font-family="Verdana, sans-serif" style:font-family-generic="roman" style:font-pitch="variable"/>
    <style:font-face style:name="Wingdings" svg:font-family="Wingdings"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ymbol2"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style:font-name="Times New Roman1"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Times New Roman1" fo:font-size="14pt" fo:font-weight="bold" style:font-name-asian="Droid Sans Fallback" style:font-size-asian="14pt" style:font-weight-asian="bold" style:font-name-complex="Lohit Hindi"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2" style:display-name="ListLabel 2" style:family="text">
      <style:text-properties style:font-name-complex="Wingdings2"/>
    </style:style>
    <style:style style:name="ListLabel_20_1" style:display-name="ListLabel 1" style:family="text">
      <style:text-properties style:font-name-complex="Symbol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admin </meta:initial-creator>
    <meta:creation-date>2014-06-13T18:55:13</meta:creation-date>
    <dc:date>2014-06-13T19:06:10</dc:date>
    <dc:creator>uadmin </dc:creator>
    <meta:editing-duration>PT2M8S</meta:editing-duration>
    <meta:editing-cycles>2</meta:editing-cycles>
    <meta:generator>LibreOffice/3.5$Linux_x86 LibreOffice_project/350m1$Build-2</meta:generator>
    <meta:document-statistic meta:table-count="3" meta:image-count="0" meta:object-count="0" meta:page-count="19" meta:paragraph-count="451" meta:word-count="6958" meta:character-count="43879" meta:non-whitespace-character-count="37000"/>
  </office:meta>
</office:document-meta>
</file>